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Kinnari1" svg:font-family="Kinnari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Kinnari" svg:font-family="Kinnari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P1" style:family="paragraph" style:parent-style-name="Header">
      <style:text-properties officeooo:rsid="0025d184" officeooo:paragraph-rsid="0025d184"/>
    </style:style>
    <style:style style:name="P2" style:family="paragraph" style:parent-style-name="Standard">
      <style:text-properties officeooo:rsid="001a20bb" officeooo:paragraph-rsid="001cf9eb"/>
    </style:style>
    <style:style style:name="P3" style:family="paragraph" style:parent-style-name="Standard">
      <style:text-properties officeooo:rsid="001a20bb" officeooo:paragraph-rsid="0025d184"/>
    </style:style>
    <style:style style:name="P4" style:family="paragraph" style:parent-style-name="Standard">
      <style:text-properties officeooo:rsid="001a20bb" officeooo:paragraph-rsid="00268660"/>
    </style:style>
    <style:style style:name="P5" style:family="paragraph" style:parent-style-name="Standard">
      <style:text-properties officeooo:rsid="001a20bb" officeooo:paragraph-rsid="002b8001"/>
    </style:style>
    <style:style style:name="P6" style:family="paragraph" style:parent-style-name="Standard">
      <style:text-properties officeooo:rsid="001b0605" officeooo:paragraph-rsid="001b0605"/>
    </style:style>
    <style:style style:name="P7" style:family="paragraph" style:parent-style-name="Standard">
      <style:text-properties officeooo:rsid="001b0605" officeooo:paragraph-rsid="001cf9eb"/>
    </style:style>
    <style:style style:name="P8" style:family="paragraph" style:parent-style-name="Standard">
      <style:text-properties officeooo:rsid="001b0605" officeooo:paragraph-rsid="002b8001"/>
    </style:style>
    <style:style style:name="P9" style:family="paragraph" style:parent-style-name="Standard">
      <style:text-properties officeooo:rsid="001cf9eb" officeooo:paragraph-rsid="001cf9eb"/>
    </style:style>
    <style:style style:name="P10" style:family="paragraph" style:parent-style-name="Standard">
      <style:text-properties officeooo:rsid="001cf9eb" officeooo:paragraph-rsid="002b8001"/>
    </style:style>
    <style:style style:name="P11" style:family="paragraph" style:parent-style-name="Standard">
      <style:text-properties officeooo:rsid="001dc4d8" officeooo:paragraph-rsid="001dc4d8"/>
    </style:style>
    <style:style style:name="P12" style:family="paragraph" style:parent-style-name="Standard">
      <style:text-properties officeooo:rsid="001ead48" officeooo:paragraph-rsid="001ead48"/>
    </style:style>
    <style:style style:name="P13" style:family="paragraph" style:parent-style-name="Standard">
      <style:text-properties officeooo:rsid="001ead48" officeooo:paragraph-rsid="00428067"/>
    </style:style>
    <style:style style:name="P14" style:family="paragraph" style:parent-style-name="Standard">
      <style:text-properties officeooo:rsid="001fbe41" officeooo:paragraph-rsid="001fbe41"/>
    </style:style>
    <style:style style:name="P15" style:family="paragraph" style:parent-style-name="Standard">
      <style:text-properties officeooo:rsid="001fbe41" officeooo:paragraph-rsid="005192ac"/>
    </style:style>
    <style:style style:name="P16" style:family="paragraph" style:parent-style-name="Standard">
      <style:text-properties officeooo:rsid="0020aa19" officeooo:paragraph-rsid="0020aa19"/>
    </style:style>
    <style:style style:name="P17" style:family="paragraph" style:parent-style-name="Standard">
      <style:text-properties officeooo:rsid="0020aa19" officeooo:paragraph-rsid="00523391"/>
    </style:style>
    <style:style style:name="P18" style:family="paragraph" style:parent-style-name="Standard">
      <style:text-properties fo:font-style="italic" officeooo:rsid="0020aa19" officeooo:paragraph-rsid="0020aa19" style:font-style-asian="italic" style:font-style-complex="italic"/>
    </style:style>
    <style:style style:name="P19" style:family="paragraph" style:parent-style-name="Standard">
      <style:text-properties fo:font-style="italic" officeooo:rsid="002cf89b" officeooo:paragraph-rsid="002cf89b" style:font-style-asian="italic" style:font-style-complex="italic"/>
    </style:style>
    <style:style style:name="P20" style:family="paragraph" style:parent-style-name="Standard">
      <style:text-properties fo:font-style="italic" officeooo:rsid="004f45a2" officeooo:paragraph-rsid="004f45a2" style:font-style-asian="italic" style:font-style-complex="italic"/>
    </style:style>
    <style:style style:name="P21" style:family="paragraph" style:parent-style-name="Standard">
      <style:text-properties fo:font-style="italic" officeooo:rsid="00523391" officeooo:paragraph-rsid="00523391" style:font-style-asian="italic" style:font-style-complex="italic"/>
    </style:style>
    <style:style style:name="P22" style:family="paragraph" style:parent-style-name="Standard">
      <style:text-properties officeooo:rsid="00225636" officeooo:paragraph-rsid="00225636"/>
    </style:style>
    <style:style style:name="P23" style:family="paragraph" style:parent-style-name="Standard">
      <style:text-properties officeooo:rsid="00225636" officeooo:paragraph-rsid="00523391"/>
    </style:style>
    <style:style style:name="P24" style:family="paragraph" style:parent-style-name="Standard">
      <style:text-properties officeooo:rsid="00256bd6" officeooo:paragraph-rsid="00256bd6"/>
    </style:style>
    <style:style style:name="P25" style:family="paragraph" style:parent-style-name="Standard">
      <style:text-properties officeooo:rsid="00256bd6" officeooo:paragraph-rsid="00533d9d"/>
    </style:style>
    <style:style style:name="P26" style:family="paragraph" style:parent-style-name="Standard">
      <style:text-properties officeooo:rsid="00256bd6" officeooo:paragraph-rsid="0053b8c4"/>
    </style:style>
    <style:style style:name="P27" style:family="paragraph" style:parent-style-name="Standard">
      <style:text-properties officeooo:rsid="00256bd6" officeooo:paragraph-rsid="0058bb84"/>
    </style:style>
    <style:style style:name="P28" style:family="paragraph" style:parent-style-name="Standard">
      <style:text-properties officeooo:paragraph-rsid="00256bd6"/>
    </style:style>
    <style:style style:name="P29" style:family="paragraph" style:parent-style-name="Standard">
      <style:text-properties officeooo:rsid="0025d184" officeooo:paragraph-rsid="0025d184"/>
    </style:style>
    <style:style style:name="P30" style:family="paragraph" style:parent-style-name="Standard">
      <style:paragraph-properties fo:text-align="center" style:justify-single-word="false"/>
      <style:text-properties officeooo:rsid="0025d184" officeooo:paragraph-rsid="0025d184"/>
    </style:style>
    <style:style style:name="P31" style:family="paragraph" style:parent-style-name="Standard">
      <style:text-properties officeooo:rsid="0025d184" officeooo:paragraph-rsid="002b8001"/>
    </style:style>
    <style:style style:name="P32" style:family="paragraph" style:parent-style-name="Standard">
      <style:text-properties style:font-name="Courier New" officeooo:rsid="0025d184" officeooo:paragraph-rsid="0025d184"/>
    </style:style>
    <style:style style:name="P33" style:family="paragraph" style:parent-style-name="Standard">
      <style:text-properties style:font-name="Courier New" officeooo:rsid="004c2670" officeooo:paragraph-rsid="004e90b2"/>
    </style:style>
    <style:style style:name="P34" style:family="paragraph" style:parent-style-name="Standard">
      <style:text-properties officeooo:rsid="002b8001" officeooo:paragraph-rsid="002b8001"/>
    </style:style>
    <style:style style:name="P35" style:family="paragraph" style:parent-style-name="Standard">
      <style:text-properties officeooo:rsid="002b8001" officeooo:paragraph-rsid="001cf9eb"/>
    </style:style>
    <style:style style:name="P36" style:family="paragraph" style:parent-style-name="Standard">
      <style:text-properties officeooo:rsid="002b8001" officeooo:paragraph-rsid="002f309f"/>
    </style:style>
    <style:style style:name="P37" style:family="paragraph" style:parent-style-name="Standard">
      <style:text-properties officeooo:paragraph-rsid="002b8001"/>
    </style:style>
    <style:style style:name="P38" style:family="paragraph" style:parent-style-name="Standard">
      <style:text-properties fo:color="#ff0000" officeooo:rsid="002b8001" officeooo:paragraph-rsid="0025d184"/>
    </style:style>
    <style:style style:name="P39" style:family="paragraph" style:parent-style-name="Standard">
      <style:text-properties officeooo:rsid="002cf89b" officeooo:paragraph-rsid="002cf89b"/>
    </style:style>
    <style:style style:name="P40" style:family="paragraph" style:parent-style-name="Standard">
      <style:text-properties officeooo:rsid="002f309f" officeooo:paragraph-rsid="002f309f"/>
    </style:style>
    <style:style style:name="P41" style:family="paragraph" style:parent-style-name="Standard">
      <style:text-properties officeooo:rsid="0031a066" officeooo:paragraph-rsid="0031a066"/>
    </style:style>
    <style:style style:name="P42" style:family="paragraph" style:parent-style-name="Standard">
      <style:text-properties officeooo:rsid="00338cf8" officeooo:paragraph-rsid="00338cf8"/>
    </style:style>
    <style:style style:name="P43" style:family="paragraph" style:parent-style-name="Standard">
      <style:text-properties officeooo:rsid="004471c4" officeooo:paragraph-rsid="004471c4"/>
    </style:style>
    <style:style style:name="P44" style:family="paragraph" style:parent-style-name="Standard">
      <style:text-properties style:font-name="Arial1"/>
    </style:style>
    <style:style style:name="P45" style:family="paragraph" style:parent-style-name="Standard">
      <style:text-properties style:font-name="Arial1" fo:font-style="normal" fo:font-weight="normal" officeooo:rsid="004f45a2" officeooo:paragraph-rsid="004f45a2" style:font-style-asian="normal" style:font-weight-asian="normal" style:font-style-complex="normal" style:font-weight-complex="normal"/>
    </style:style>
    <style:style style:name="P46" style:family="paragraph" style:parent-style-name="Standard">
      <style:text-properties style:font-name="Arial1" fo:font-weight="normal" officeooo:rsid="004f45a2" officeooo:paragraph-rsid="004f45a2" style:font-weight-asian="normal" style:font-weight-complex="normal"/>
    </style:style>
    <style:style style:name="P47" style:family="paragraph" style:parent-style-name="Standard">
      <style:text-properties style:font-name="Arial1" fo:font-weight="normal" officeooo:rsid="00256bd6" officeooo:paragraph-rsid="0053b8c4" style:font-weight-asian="normal" style:font-weight-complex="normal"/>
    </style:style>
    <style:style style:name="P48" style:family="paragraph" style:parent-style-name="Standard">
      <style:text-properties style:font-name="Arial1" officeooo:rsid="00533d9d" officeooo:paragraph-rsid="00533d9d"/>
    </style:style>
    <style:style style:name="P49" style:family="paragraph" style:parent-style-name="Standard">
      <style:text-properties style:font-name="Arial1" officeooo:rsid="0053b8c4" officeooo:paragraph-rsid="0053b8c4"/>
    </style:style>
    <style:style style:name="P50" style:family="paragraph" style:parent-style-name="Standard">
      <style:text-properties style:font-name="Arial1" officeooo:rsid="005192ac" officeooo:paragraph-rsid="005192ac"/>
    </style:style>
    <style:style style:name="P51" style:family="paragraph" style:parent-style-name="Standard">
      <style:text-properties style:font-name="Arial1" officeooo:rsid="00594c81" officeooo:paragraph-rsid="00594c81"/>
    </style:style>
    <style:style style:name="P52" style:family="paragraph" style:parent-style-name="Standard">
      <style:text-properties style:text-underline-style="none" officeooo:rsid="004471c4" officeooo:paragraph-rsid="004471c4"/>
    </style:style>
    <style:style style:name="P53" style:family="paragraph" style:parent-style-name="Standard">
      <style:text-properties style:text-underline-style="none" officeooo:rsid="004a69d5" officeooo:paragraph-rsid="004a69d5"/>
    </style:style>
    <style:style style:name="P54" style:family="paragraph" style:parent-style-name="Standard">
      <style:text-properties officeooo:rsid="004c2670" officeooo:paragraph-rsid="004e90b2"/>
    </style:style>
    <style:style style:name="P55" style:family="paragraph" style:parent-style-name="Standard">
      <style:text-properties officeooo:rsid="004d3698" officeooo:paragraph-rsid="00523391"/>
    </style:style>
    <style:style style:name="P56" style:family="paragraph" style:parent-style-name="Standard">
      <style:text-properties officeooo:rsid="004d3698" officeooo:paragraph-rsid="004f45a2"/>
    </style:style>
    <style:style style:name="P57" style:family="paragraph" style:parent-style-name="Standard">
      <style:text-properties officeooo:rsid="004f3308" officeooo:paragraph-rsid="004f3308"/>
    </style:style>
    <style:style style:name="P58" style:family="paragraph" style:parent-style-name="Standard">
      <style:paragraph-properties fo:text-align="start" style:justify-single-word="false"/>
      <style:text-properties officeooo:rsid="004f3308" officeooo:paragraph-rsid="00523391"/>
    </style:style>
    <style:style style:name="P59" style:family="paragraph" style:parent-style-name="Standard">
      <style:text-properties officeooo:rsid="004f3308" officeooo:paragraph-rsid="00523391"/>
    </style:style>
    <style:style style:name="P60" style:family="paragraph" style:parent-style-name="Standard">
      <style:text-properties officeooo:rsid="004f45a2" officeooo:paragraph-rsid="004f45a2"/>
    </style:style>
    <style:style style:name="P61" style:family="paragraph" style:parent-style-name="Standard">
      <style:text-properties officeooo:rsid="004f45a2" officeooo:paragraph-rsid="00523391"/>
    </style:style>
    <style:style style:name="P62" style:family="paragraph" style:parent-style-name="Standard">
      <style:text-properties officeooo:rsid="004f45a2" officeooo:paragraph-rsid="00532fcf"/>
    </style:style>
    <style:style style:name="P63" style:family="paragraph" style:parent-style-name="Standard">
      <style:text-properties fo:font-style="normal" officeooo:rsid="004f45a2" officeooo:paragraph-rsid="004f45a2" style:font-style-asian="normal" style:font-style-complex="normal"/>
    </style:style>
    <style:style style:name="P64" style:family="paragraph" style:parent-style-name="Standard">
      <style:text-properties officeooo:rsid="005192ac" officeooo:paragraph-rsid="005192ac"/>
    </style:style>
    <style:style style:name="P65" style:family="paragraph" style:parent-style-name="Standard">
      <style:text-properties officeooo:rsid="00532fcf" officeooo:paragraph-rsid="00565ee7"/>
    </style:style>
    <style:style style:name="P66" style:family="paragraph" style:parent-style-name="Standard">
      <style:text-properties officeooo:rsid="00533d9d" officeooo:paragraph-rsid="00533d9d"/>
    </style:style>
    <style:style style:name="P67" style:family="paragraph" style:parent-style-name="Standard">
      <style:text-properties style:font-name="Times New Roman1"/>
    </style:style>
    <style:style style:name="P68" style:family="paragraph" style:parent-style-name="Standard">
      <style:text-properties style:font-name="Times New Roman1" officeooo:rsid="00533d9d" officeooo:paragraph-rsid="00533d9d"/>
    </style:style>
    <style:style style:name="P69" style:family="paragraph" style:parent-style-name="Standard">
      <style:text-properties style:font-name="Times New Roman1" officeooo:rsid="005b174a" officeooo:paragraph-rsid="005b174a"/>
    </style:style>
    <style:style style:name="P70" style:family="paragraph" style:parent-style-name="Standard">
      <style:text-properties officeooo:paragraph-rsid="0053b8c4"/>
    </style:style>
    <style:style style:name="P71" style:family="paragraph" style:parent-style-name="Standard">
      <style:text-properties officeooo:rsid="0053b8c4" officeooo:paragraph-rsid="0053b8c4"/>
    </style:style>
    <style:style style:name="P72" style:family="paragraph" style:parent-style-name="Standard">
      <style:text-properties officeooo:rsid="00594c81" officeooo:paragraph-rsid="00594c81"/>
    </style:style>
    <style:style style:name="P73" style:family="paragraph" style:parent-style-name="Standard">
      <loext:graphic-properties draw:fill="none"/>
      <style:paragraph-properties fo:margin-left="0.1965in" fo:margin-right="0in" fo:text-indent="0in" style:auto-text-indent="false" fo:background-color="transparent"/>
      <style:text-properties officeooo:rsid="001cf9eb" officeooo:paragraph-rsid="002b8001"/>
    </style:style>
    <style:style style:name="P74" style:family="paragraph" style:parent-style-name="Standard">
      <loext:graphic-properties draw:fill="none"/>
      <style:paragraph-properties fo:margin-left="0.1965in" fo:margin-right="0in" fo:text-indent="0in" style:auto-text-indent="false" fo:background-color="transparent"/>
      <style:text-properties officeooo:rsid="002eec37" officeooo:paragraph-rsid="002b8001"/>
    </style:style>
    <style:style style:name="P75" style:family="paragraph" style:parent-style-name="Standard" style:master-page-name="">
      <loext:graphic-properties draw:fill="none"/>
      <style:paragraph-properties fo:margin-left="0.1965in" fo:margin-right="0in" fo:text-indent="0in" style:auto-text-indent="false" style:page-number="auto" fo:background-color="transparent"/>
      <style:text-properties officeooo:rsid="001cf9eb" officeooo:paragraph-rsid="002b8001"/>
    </style:style>
    <style:style style:name="P76" style:family="paragraph" style:parent-style-name="Text_20_body">
      <style:text-properties officeooo:rsid="003900ce" officeooo:paragraph-rsid="003900ce"/>
    </style:style>
    <style:style style:name="P77" style:family="paragraph" style:parent-style-name="Text_20_body">
      <style:text-properties officeooo:rsid="003900ce" officeooo:paragraph-rsid="004159b3"/>
    </style:style>
    <style:style style:name="P78" style:family="paragraph" style:parent-style-name="Text_20_body">
      <style:text-properties officeooo:rsid="003af04a" officeooo:paragraph-rsid="003af04a"/>
    </style:style>
    <style:style style:name="P79" style:family="paragraph" style:parent-style-name="Text_20_body">
      <style:text-properties officeooo:rsid="003af04a" officeooo:paragraph-rsid="004159b3"/>
    </style:style>
    <style:style style:name="P80" style:family="paragraph" style:parent-style-name="Text_20_body">
      <style:text-properties officeooo:rsid="003af04a" officeooo:paragraph-rsid="00428067"/>
    </style:style>
    <style:style style:name="P81" style:family="paragraph" style:parent-style-name="Text_20_body">
      <style:text-properties fo:font-style="normal" style:text-underline-style="none" officeooo:rsid="003af04a" officeooo:paragraph-rsid="003af04a" style:font-style-asian="normal" style:font-style-complex="normal"/>
    </style:style>
    <style:style style:name="P82" style:family="paragraph" style:parent-style-name="Text_20_body">
      <style:text-properties officeooo:rsid="003d8076" officeooo:paragraph-rsid="003d8076"/>
    </style:style>
    <style:style style:name="P83" style:family="paragraph" style:parent-style-name="Text_20_body">
      <style:text-properties style:font-name="Courier New" fo:font-weight="normal" officeooo:rsid="003edd30" officeooo:paragraph-rsid="003edd30" style:font-weight-asian="normal" style:font-weight-complex="normal"/>
    </style:style>
    <style:style style:name="P84" style:family="paragraph" style:parent-style-name="Text_20_body">
      <style:text-properties style:font-name="Courier New" fo:font-weight="normal" officeooo:rsid="003d8076" officeooo:paragraph-rsid="003af04a" style:font-weight-asian="normal" style:font-weight-complex="normal"/>
    </style:style>
    <style:style style:name="P85" style:family="paragraph" style:parent-style-name="Text_20_body">
      <style:text-properties style:font-name="Courier New" fo:font-weight="normal" officeooo:rsid="003d8076" officeooo:paragraph-rsid="004159b3" style:font-weight-asian="normal" style:font-weight-complex="normal"/>
    </style:style>
    <style:style style:name="P86" style:family="paragraph" style:parent-style-name="Text_20_body">
      <style:text-properties style:font-name="Courier New" officeooo:rsid="004c2670" officeooo:paragraph-rsid="004e90b2"/>
    </style:style>
    <style:style style:name="P87" style:family="paragraph" style:parent-style-name="Text_20_body">
      <style:text-properties style:font-name="Times New Roman1" fo:font-weight="normal" officeooo:rsid="003edd30" officeooo:paragraph-rsid="003edd30" style:font-weight-asian="normal" style:font-weight-complex="normal"/>
    </style:style>
    <style:style style:name="P88" style:family="paragraph" style:parent-style-name="Text_20_body">
      <style:text-properties style:font-name="Times New Roman1" fo:font-weight="normal" officeooo:rsid="0040674c" officeooo:paragraph-rsid="0040674c" style:font-weight-asian="normal" style:font-weight-complex="normal"/>
    </style:style>
    <style:style style:name="P89" style:family="paragraph" style:parent-style-name="Text_20_body">
      <style:text-properties officeooo:rsid="0041bc50" officeooo:paragraph-rsid="0041bc50"/>
    </style:style>
    <style:style style:name="P90" style:family="paragraph" style:parent-style-name="Text_20_body">
      <style:text-properties officeooo:rsid="00428067" officeooo:paragraph-rsid="00428067"/>
    </style:style>
    <style:style style:name="P91" style:family="paragraph" style:parent-style-name="Text_20_body">
      <style:text-properties officeooo:rsid="00428067" officeooo:paragraph-rsid="004e90b2"/>
    </style:style>
    <style:style style:name="P92" style:family="paragraph" style:parent-style-name="Text_20_body">
      <style:text-properties officeooo:rsid="0048907d" officeooo:paragraph-rsid="004a69d5"/>
    </style:style>
    <style:style style:name="P93" style:family="paragraph" style:parent-style-name="Text_20_body">
      <style:text-properties officeooo:rsid="0048907d" officeooo:paragraph-rsid="004e90b2"/>
    </style:style>
    <style:style style:name="P94" style:family="paragraph" style:parent-style-name="Text_20_body">
      <style:text-properties officeooo:rsid="004e90b2" officeooo:paragraph-rsid="004e90b2"/>
    </style:style>
    <style:style style:name="P95" style:family="paragraph" style:parent-style-name="Text_20_body">
      <style:paragraph-properties fo:margin-top="0in" fo:margin-bottom="0.0799in" loext:contextual-spacing="false" fo:line-height="100%" fo:padding="0.0201in" fo:border="0.06pt solid #000000" style:shadow="none"/>
      <style:text-properties officeooo:rsid="0041bc50" officeooo:paragraph-rsid="0041bc50"/>
    </style:style>
    <style:style style:name="P96" style:family="paragraph" style:parent-style-name="Text_20_body">
      <style:paragraph-properties fo:padding="0.0201in" fo:border="0.06pt solid #000000" style:shadow="none"/>
      <style:text-properties officeooo:rsid="0041bc50" officeooo:paragraph-rsid="0041bc50"/>
    </style:style>
    <style:style style:name="P97" style:family="paragraph" style:parent-style-name="Standard">
      <style:paragraph-properties fo:margin-top="0in" fo:margin-bottom="0in" loext:contextual-spacing="false"/>
      <style:text-properties officeooo:rsid="004c2670" officeooo:paragraph-rsid="004e90b2"/>
    </style:style>
    <style:style style:name="P98" style:family="paragraph" style:parent-style-name="Text_20_body">
      <style:paragraph-properties fo:margin-top="0in" fo:margin-bottom="0in" loext:contextual-spacing="false"/>
      <style:text-properties officeooo:rsid="00428067" officeooo:paragraph-rsid="004e90b2"/>
    </style:style>
    <style:style style:name="P99" style:family="paragraph" style:parent-style-name="Text_20_body">
      <style:paragraph-properties fo:margin-top="0in" fo:margin-bottom="0in" loext:contextual-spacing="false"/>
      <style:text-properties style:font-name="Courier New" officeooo:rsid="00428067" officeooo:paragraph-rsid="004a69d5"/>
    </style:style>
    <style:style style:name="P100" style:family="paragraph" style:parent-style-name="Text_20_body">
      <style:paragraph-properties fo:margin-top="0in" fo:margin-bottom="0in" loext:contextual-spacing="false"/>
      <style:text-properties officeooo:rsid="004c2670" officeooo:paragraph-rsid="004e90b2"/>
    </style:style>
    <style:style style:name="P101" style:family="paragraph" style:parent-style-name="Standard" style:list-style-name="L1">
      <style:paragraph-properties fo:text-align="start" style:justify-single-word="false"/>
      <style:text-properties officeooo:rsid="00338cf8" officeooo:paragraph-rsid="00338cf8"/>
    </style:style>
    <style:style style:name="P102" style:family="paragraph" style:parent-style-name="Standard" style:list-style-name="L2">
      <loext:graphic-properties draw:fill="none"/>
      <style:paragraph-properties fo:background-color="transparent">
        <style:tab-stops/>
      </style:paragraph-properties>
      <style:text-properties officeooo:rsid="0031a066" officeooo:paragraph-rsid="0031a066"/>
    </style:style>
    <style:style style:name="P103" style:family="paragraph" style:parent-style-name="Standard" style:list-style-name="L3">
      <style:text-properties officeooo:rsid="0031a066" officeooo:paragraph-rsid="0031a066"/>
    </style:style>
    <style:style style:name="P104" style:family="paragraph" style:parent-style-name="Standard" style:list-style-name="L3">
      <style:text-properties officeooo:rsid="00339d7b" officeooo:paragraph-rsid="00339d7b"/>
    </style:style>
    <style:style style:name="P105" style:family="paragraph" style:parent-style-name="Standard" style:list-style-name="L4">
      <style:text-properties officeooo:rsid="0035557b" officeooo:paragraph-rsid="0035557b"/>
    </style:style>
    <style:style style:name="P106" style:family="paragraph" style:parent-style-name="Standard" style:list-style-name="L5">
      <style:text-properties officeooo:rsid="0035557b" officeooo:paragraph-rsid="0035557b"/>
    </style:style>
    <style:style style:name="P107" style:family="paragraph" style:parent-style-name="Standard" style:list-style-name="">
      <style:text-properties officeooo:rsid="00256bd6" officeooo:paragraph-rsid="00533d9d"/>
    </style:style>
    <style:style style:name="P108" style:family="paragraph" style:parent-style-name="Standard">
      <style:text-properties style:font-name="Arial1" officeooo:rsid="005bcc81" officeooo:paragraph-rsid="005bcc81"/>
    </style:style>
    <style:style style:name="P109" style:family="paragraph" style:parent-style-name="Standard">
      <style:text-properties style:font-name="Times New Roman1" officeooo:rsid="005bcc81" officeooo:paragraph-rsid="005bcc81"/>
    </style:style>
    <style:style style:name="P110" style:family="paragraph" style:parent-style-name="Standard">
      <style:text-properties officeooo:rsid="00594c81" officeooo:paragraph-rsid="00594c81"/>
    </style:style>
    <style:style style:name="P111" style:family="paragraph" style:parent-style-name="Standard">
      <style:text-properties officeooo:rsid="00533d9d" officeooo:paragraph-rsid="00533d9d"/>
    </style:style>
    <style:style style:name="P112" style:family="paragraph" style:parent-style-name="Standard">
      <style:text-properties officeooo:rsid="005bcc81" officeooo:paragraph-rsid="005bcc81"/>
    </style:style>
    <style:style style:name="P113" style:family="paragraph" style:parent-style-name="Standard">
      <style:text-properties style:font-name="Arial1" officeooo:rsid="005bcc81" officeooo:paragraph-rsid="005bcc81"/>
    </style:style>
    <style:style style:name="P114" style:family="paragraph" style:parent-style-name="Standard" style:list-style-name="L2" style:master-page-name="">
      <loext:graphic-properties draw:fill="none"/>
      <style:paragraph-properties style:page-number="auto" fo:background-color="transparent">
        <style:tab-stops/>
      </style:paragraph-properties>
      <style:text-properties officeooo:rsid="0031a066" officeooo:paragraph-rsid="0031a066"/>
    </style:style>
    <style:style style:name="P115" style:family="paragraph" style:parent-style-name="Text_20_body" style:list-style-name="L6">
      <style:text-properties officeooo:rsid="003af04a" officeooo:paragraph-rsid="003af04a"/>
    </style:style>
    <style:style style:name="P116" style:family="paragraph" style:parent-style-name="Text_20_body" style:list-style-name="L6">
      <style:text-properties officeooo:rsid="003af04a" officeooo:paragraph-rsid="003e4915"/>
    </style:style>
    <style:style style:name="P117" style:family="paragraph" style:parent-style-name="Text_20_body" style:list-style-name="L7">
      <style:text-properties officeooo:rsid="003af04a" officeooo:paragraph-rsid="003af04a"/>
    </style:style>
    <style:style style:name="P118" style:family="paragraph" style:parent-style-name="Text_20_body" style:list-style-name="L8">
      <style:text-properties officeooo:rsid="003af04a" officeooo:paragraph-rsid="004159b3"/>
    </style:style>
    <style:style style:name="P119" style:family="paragraph" style:parent-style-name="Text_20_body" style:list-style-name="L9">
      <style:text-properties officeooo:rsid="003af04a" officeooo:paragraph-rsid="004159b3"/>
    </style:style>
    <style:style style:name="P120" style:family="paragraph" style:parent-style-name="Text_20_body" style:list-style-name="L7">
      <style:text-properties fo:font-style="normal" style:text-underline-style="none" officeooo:rsid="003af04a" officeooo:paragraph-rsid="003af04a" style:font-style-asian="normal" style:font-style-complex="normal"/>
    </style:style>
    <style:style style:name="P121" style:family="paragraph" style:parent-style-name="Text_20_body" style:list-style-name="L8">
      <style:text-properties fo:font-style="normal" officeooo:rsid="003af04a" officeooo:paragraph-rsid="004159b3" style:font-style-asian="normal" style:font-style-complex="normal"/>
    </style:style>
    <style:style style:name="P122" style:family="paragraph" style:parent-style-name="Text_20_body" style:list-style-name="L8">
      <style:text-properties officeooo:paragraph-rsid="004159b3"/>
    </style:style>
    <style:style style:name="P123" style:family="paragraph" style:parent-style-name="Text_20_body" style:list-style-name="L10">
      <style:text-properties officeooo:rsid="003b1fa7" officeooo:paragraph-rsid="004159b3"/>
    </style:style>
    <style:style style:name="P124" style:family="paragraph" style:parent-style-name="Text_20_body" style:list-style-name="L11" style:master-page-name="">
      <loext:graphic-properties draw:fill="none"/>
      <style:paragraph-properties fo:margin-left="0.2756in" fo:margin-right="0in" fo:margin-top="0in" fo:margin-bottom="0.0402in" loext:contextual-spacing="false" fo:line-height="115%" fo:text-align="start" style:justify-single-word="false" fo:text-indent="-0.2362in" style:auto-text-indent="false" style:page-number="auto" fo:background-color="transparent"/>
      <style:text-properties officeooo:rsid="00532807" officeooo:paragraph-rsid="00532807"/>
    </style:style>
    <style:style style:name="P125" style:family="paragraph" style:parent-style-name="Text_20_body" style:list-style-name="L11">
      <loext:graphic-properties draw:fill="none"/>
      <style:paragraph-properties fo:margin-left="0.2756in" fo:margin-right="0in" fo:margin-top="0in" fo:margin-bottom="0.0402in" loext:contextual-spacing="false" fo:line-height="115%" fo:text-align="start" style:justify-single-word="false" fo:text-indent="-0.2362in" style:auto-text-indent="false" fo:background-color="transparent"/>
      <style:text-properties officeooo:rsid="00532807" officeooo:paragraph-rsid="00532807"/>
    </style:style>
    <style:style style:name="P126" style:family="paragraph" style:parent-style-name="Heading_20_3">
      <style:text-properties officeooo:rsid="002b8001" officeooo:paragraph-rsid="002b8001"/>
    </style:style>
    <style:style style:name="P127" style:family="paragraph" style:parent-style-name="Heading_20_1" style:list-style-name=""/>
    <style:style style:name="P128" style:family="paragraph" style:parent-style-name="Heading_20_1">
      <style:text-properties officeooo:rsid="003900ce" officeooo:paragraph-rsid="003900ce"/>
    </style:style>
    <style:style style:name="P129" style:family="paragraph" style:parent-style-name="Heading_20_1">
      <style:text-properties officeooo:rsid="004159b3" officeooo:paragraph-rsid="004159b3"/>
    </style:style>
    <style:style style:name="P130" style:family="paragraph" style:parent-style-name="Heading_20_1">
      <style:text-properties officeooo:rsid="00428067" officeooo:paragraph-rsid="00428067"/>
    </style:style>
    <style:style style:name="P131" style:family="paragraph" style:parent-style-name="Heading_20_1">
      <style:text-properties officeooo:rsid="00523391" officeooo:paragraph-rsid="00523391"/>
    </style:style>
    <style:style style:name="P132" style:family="paragraph" style:parent-style-name="Heading_20_1">
      <style:text-properties officeooo:rsid="00533d9d" officeooo:paragraph-rsid="00533d9d"/>
    </style:style>
    <style:style style:name="P133" style:family="paragraph" style:parent-style-name="Heading_20_1">
      <style:paragraph-properties fo:break-before="page"/>
    </style:style>
    <style:style style:name="P134" style:family="paragraph" style:parent-style-name="Heading_20_1">
      <style:paragraph-properties fo:text-align="center" style:justify-single-word="false" fo:break-before="page"/>
      <style:text-properties officeooo:rsid="002b8001" officeooo:paragraph-rsid="002b8001"/>
    </style:style>
    <style:style style:name="P135" style:family="paragraph">
      <style:paragraph-properties fo:text-align="center"/>
    </style:style>
    <style:style style:name="P136" style:family="paragraph">
      <loext:graphic-properties draw:fill="none" draw:fill-color="#ffffff"/>
      <style:text-properties style:font-name="Arial1"/>
    </style:style>
    <style:style style:name="P137" style:family="paragraph">
      <loext:graphic-properties draw:fill="none" draw:fill-color="#ffffff"/>
      <style:paragraph-properties fo:text-align="center"/>
      <style:text-properties style:font-name="Liberation Mono"/>
    </style:style>
    <style:style style:name="T1" style:family="text">
      <style:text-properties fo:color="#333333" style:font-name="Arial1"/>
    </style:style>
    <style:style style:name="T2" style:family="text">
      <style:text-properties officeooo:rsid="001cf9eb"/>
    </style:style>
    <style:style style:name="T3" style:family="text">
      <style:text-properties officeooo:rsid="00256bd6"/>
    </style:style>
    <style:style style:name="T4" style:family="text">
      <style:text-properties officeooo:rsid="0025b45d"/>
    </style:style>
    <style:style style:name="T5" style:family="text">
      <style:text-properties officeooo:rsid="0025d184"/>
    </style:style>
    <style:style style:name="T6" style:family="text">
      <style:text-properties style:font-name="Liberation Mono"/>
    </style:style>
    <style:style style:name="T7" style:family="text">
      <style:text-properties style:font-name="Liberation Mono" fo:font-style="italic" style:font-style-asian="italic" style:font-style-complex="italic"/>
    </style:style>
    <style:style style:name="T8" style:family="text">
      <style:text-properties style:font-name="Liberation Mono" fo:font-style="normal" style:font-style-asian="normal" style:font-style-complex="normal"/>
    </style:style>
    <style:style style:name="T9" style:family="text">
      <style:text-properties style:font-name="Liberation Mono" officeooo:rsid="0048907d"/>
    </style:style>
    <style:style style:name="T10" style:family="text">
      <style:text-properties style:font-name="Liberation Mono" officeooo:rsid="004a69d5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2b8001" style:font-style-asian="italic" style:font-style-complex="italic"/>
    </style:style>
    <style:style style:name="T1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4" style:family="text">
      <style:text-properties style:font-name="Courier New"/>
    </style:style>
    <style:style style:name="T15" style:family="text">
      <style:text-properties style:font-name="Courier New" fo:font-style="italic" style:font-style-asian="italic" style:font-style-complex="italic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officeooo:rsid="0025d184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2b8001" style:font-style-asian="normal" style:font-style-complex="normal"/>
    </style:style>
    <style:style style:name="T20" style:family="text">
      <style:text-properties fo:font-style="normal" style:text-underline-style="none" style:font-style-asian="normal" style:font-style-complex="normal"/>
    </style:style>
    <style:style style:name="T2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3af04a" style:font-style-asian="normal" style:font-weight-asian="normal" style:font-style-complex="normal" style:font-weight-complex="normal"/>
    </style:style>
    <style:style style:name="T24" style:family="text">
      <style:text-properties officeooo:rsid="00268660"/>
    </style:style>
    <style:style style:name="T25" style:family="text">
      <style:text-properties officeooo:rsid="00277f04"/>
    </style:style>
    <style:style style:name="T26" style:family="text">
      <style:text-properties officeooo:rsid="002854b9"/>
    </style:style>
    <style:style style:name="T27" style:family="text">
      <style:text-properties officeooo:rsid="0029d5b6"/>
    </style:style>
    <style:style style:name="T28" style:family="text">
      <style:text-properties fo:color="#ff0000" officeooo:rsid="0029d5b6"/>
    </style:style>
    <style:style style:name="T29" style:family="text">
      <style:text-properties fo:color="#ff0000" officeooo:rsid="002b8001"/>
    </style:style>
    <style:style style:name="T30" style:family="text">
      <style:text-properties officeooo:rsid="002b8001"/>
    </style:style>
    <style:style style:name="T31" style:family="text">
      <style:text-properties officeooo:rsid="002cf89b"/>
    </style:style>
    <style:style style:name="T32" style:family="text">
      <style:text-properties officeooo:rsid="002e1dc9"/>
    </style:style>
    <style:style style:name="T33" style:family="text">
      <style:text-properties officeooo:rsid="002eec37"/>
    </style:style>
    <style:style style:name="T34" style:family="text">
      <style:text-properties officeooo:rsid="002f309f"/>
    </style:style>
    <style:style style:name="T35" style:family="text">
      <style:text-properties officeooo:rsid="002ff8d0"/>
    </style:style>
    <style:style style:name="T36" style:family="text">
      <style:text-properties officeooo:rsid="00338cf8"/>
    </style:style>
    <style:style style:name="T37" style:family="text">
      <style:text-properties officeooo:rsid="00339d7b"/>
    </style:style>
    <style:style style:name="T38" style:family="text">
      <style:text-properties officeooo:rsid="0035ea07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officeooo:rsid="0048907d" style:font-weight-asian="bold" style:font-weight-complex="bold"/>
    </style:style>
    <style:style style:name="T41" style:family="text">
      <style:text-properties style:font-name="Times New Roman1"/>
    </style:style>
    <style:style style:name="T42" style:family="text">
      <style:text-properties style:font-name="Times New Roman1" officeooo:rsid="004a69d5"/>
    </style:style>
    <style:style style:name="T43" style:family="text">
      <style:text-properties style:font-name="Arial1"/>
    </style:style>
    <style:style style:name="T44" style:family="text">
      <style:text-properties style:font-name="Arial1" fo:font-style="normal" style:text-underline-style="none" style:font-style-asian="normal" style:font-style-complex="normal"/>
    </style:style>
    <style:style style:name="T45" style:family="text">
      <style:text-properties style:font-name="Arial1" fo:font-style="normal" style:font-style-asian="normal" style:font-style-complex="normal"/>
    </style:style>
    <style:style style:name="T46" style:family="text">
      <style:text-properties style:font-name="Arial1" fo:font-style="normal" fo:font-weight="normal" style:font-style-asian="normal" style:font-weight-asian="normal" style:font-style-complex="normal" style:font-weight-complex="normal"/>
    </style:style>
    <style:style style:name="T47" style:family="text">
      <style:text-properties style:font-name="Arial1" fo:font-style="normal" fo:font-weight="normal" officeooo:rsid="003af04a" style:font-style-asian="normal" style:font-weight-asian="normal" style:font-style-complex="normal" style:font-weight-complex="normal"/>
    </style:style>
    <style:style style:name="T48" style:family="text">
      <style:text-properties style:font-name="Arial1" fo:font-style="italic" style:font-style-asian="italic" style:font-style-complex="italic"/>
    </style:style>
    <style:style style:name="T49" style:family="text">
      <style:text-properties style:font-name="Arial1" officeooo:rsid="004e90b2"/>
    </style:style>
    <style:style style:name="T50" style:family="text">
      <style:text-properties style:font-name="Arial1" officeooo:rsid="00533d9d"/>
    </style:style>
    <style:style style:name="T51" style:family="text">
      <style:text-properties style:font-name="Arial1" officeooo:rsid="00541b19"/>
    </style:style>
    <style:style style:name="T52" style:family="text">
      <style:text-properties officeooo:rsid="003e4915"/>
    </style:style>
    <style:style style:name="T53" style:family="text">
      <style:text-properties officeooo:rsid="004159b3"/>
    </style:style>
    <style:style style:name="T54" style:family="text">
      <style:text-properties officeooo:rsid="0041bc50"/>
    </style:style>
    <style:style style:name="T55" style:family="text">
      <style:text-properties officeooo:rsid="004471c4"/>
    </style:style>
    <style:style style:name="T56" style:family="text">
      <style:text-properties style:text-underline-style="none"/>
    </style:style>
    <style:style style:name="T57" style:family="text">
      <style:text-properties style:text-underline-style="none" officeooo:rsid="00532fcf"/>
    </style:style>
    <style:style style:name="T58" style:family="text">
      <style:text-properties style:text-underline-style="none" fo:font-weight="bold" style:font-weight-asian="bold" style:font-weight-complex="bold"/>
    </style:style>
    <style:style style:name="T59" style:family="text">
      <style:text-properties officeooo:rsid="00452e81"/>
    </style:style>
    <style:style style:name="T60" style:family="text">
      <style:text-properties officeooo:rsid="0048907d"/>
    </style:style>
    <style:style style:name="T61" style:family="text">
      <style:text-properties fo:font-weight="normal" officeooo:rsid="0048907d" style:font-weight-asian="normal" style:font-weight-complex="normal"/>
    </style:style>
    <style:style style:name="T62" style:family="text">
      <style:text-properties officeooo:rsid="004a69d5"/>
    </style:style>
    <style:style style:name="T63" style:family="text">
      <style:text-properties officeooo:rsid="004c2670"/>
    </style:style>
    <style:style style:name="T64" style:family="text">
      <style:text-properties officeooo:rsid="004e90b2"/>
    </style:style>
    <style:style style:name="T65" style:family="text">
      <style:text-properties officeooo:rsid="00523391"/>
    </style:style>
    <style:style style:name="T66" style:family="text">
      <style:text-properties officeooo:rsid="00532fcf"/>
    </style:style>
    <style:style style:name="T67" style:family="text">
      <style:text-properties officeooo:rsid="00533d9d"/>
    </style:style>
    <style:style style:name="T68" style:family="text">
      <style:text-properties officeooo:rsid="0053b8c4"/>
    </style:style>
    <style:style style:name="T69" style:family="text">
      <style:text-properties officeooo:rsid="00541b19"/>
    </style:style>
    <style:style style:name="T70" style:family="text">
      <style:text-properties officeooo:rsid="005565a7"/>
    </style:style>
    <style:style style:name="T71" style:family="text">
      <style:text-properties officeooo:rsid="0058bb84"/>
    </style:style>
    <style:style style:name="T72" style:family="text">
      <style:text-properties officeooo:rsid="0059f663"/>
    </style:style>
    <style:style style:name="T73" style:family="text">
      <style:text-properties officeooo:rsid="005a24c4"/>
    </style:style>
    <style:style style:name="T74" style:family="text">
      <style:text-properties officeooo:rsid="005b174a"/>
    </style:style>
    <style:style style:name="T75" style:family="text">
      <style:text-properties officeooo:rsid="005bcc81"/>
    </style:style>
    <style:style style:name="T76" style:family="text">
      <style:text-properties style:font-name="Arial1" officeooo:rsid="005bcc81"/>
    </style:style>
    <style:style style:name="T77" style:family="text">
      <style:text-properties style:font-name="Arial1"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color="#000000" draw:fill="none" draw:fill-color="#ffffff" fo:min-height="0.7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0.661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3" text:outline-level="1">Week 1</text:h>
      <text:h text:style-name="Heading_20_3" text:outline-level="3">Morning</text:h>
      <text:p text:style-name="P2">1. Introduction to the Course. </text:p>
      <text:p text:style-name="P2"><text:tab/>https://cpske.github.io/ISP/<text:span text:style-name="T5">introduction/</text:span></text:p>
      <text:p text:style-name="P5"><text:tab/><text:span text:style-name="T5">How course material is organized </text:span></text:p>
      <text:p text:style-name="P31"><text:tab/><text:tab/>- each topic is a link to summary and study plan</text:p>
      <text:p text:style-name="P5"><text:tab/><text:tab/>- <text:span text:style-name="T30">schedule is approximate, so you know in advance what you'll do &amp; learn</text:span></text:p>
      <text:p text:style-name="P4"><text:tab/><text:span text:style-name="T24">Introduce TAs</text:span></text:p>
      <text:p text:style-name="P2"><text:tab/><text:span text:style-name="T5">Jomzaap slides</text:span></text:p>
      <text:p text:style-name="P29">2. Questions <text:span text:style-name="T24">about course</text:span>?</text:p>
      <text:p text:style-name="P29"><text:span text:style-name="T25">3</text:span>. <text:span text:style-name="T27">Review results of Online Learning Platform </text:span>Survey</text:p>
      <text:p text:style-name="P29"><text:tab/><text:span text:style-name="T30">students prefer Google Classroom, Google Meet, and either Google Drive or github.io for material</text:span></text:p>
      <text:p text:style-name="P29"><text:tab/><text:span text:style-name="T30">prefer Youtube for video content</text:span></text:p>
      <text:p text:style-name="P29">4. Introduction to Software Process</text:p>
      <text:p text:style-name="P29"><text:tab/>https://cpske.github.io/ISP/software-process/</text:p>
      <text:p text:style-name="P34">5. Describe Software Process assignment</text:p>
      <text:p text:style-name="P34"><text:tab/>- you must read either Summerville (default) or Schach (2 chapters, more detail)</text:p>
      <text:h text:style-name="Heading_20_3" text:outline-level="3">Exercise <text:span text:style-name="T5">(20 minutes)</text:span></text:h>
      <text:p text:style-name="P29">1. Write a one page description of a process you use. <text:s/>Submit to Google Docs.</text:p>
      <text:p text:style-name="P29"><text:s text:c="5"/>File Name: <text:s text:c="3"/><text:span text:style-name="T6">[</text:span><text:span text:style-name="T7">Subject Name</text:span><text:span text:style-name="T6">] - [</text:span><text:span text:style-name="T7">first name</text:span><text:span text:style-name="T6">]</text:span></text:p>
      <text:p text:style-name="P29"><text:s text:c="5"/>Example: <text:s text:c="6"/><text:span text:style-name="T7">Wash A Car - Fatalai</text:span></text:p>
      <text:p text:style-name="P29"><text:s text:c="5"/>The process description should look like this.</text:p>
      <text:p text:style-name="P29"><text:s text:c="6"/>Activity should have a short, descriptive name, like "<text:span text:style-name="T11">Configure Version Control</text:span>".</text:p>
      <text:p text:style-name="P29"><text:s text:c="6"/>Task should have a brief description, like "<text:span text:style-name="T11">Create new repository on Github</text:span>".</text:p>
      <text:p text:style-name="P29"/>
      <text:p text:style-name="P30"><text:s text:c="2"/><text:span text:style-name="T6">Process for</text:span><text:span text:style-name="T14"> </text:span><text:span text:style-name="T15">Wash a Car</text:span></text:p>
      <text:p text:style-name="P32"><text:s text:c="2"/><text:span text:style-name="T6">Goal</text:span>: ...</text:p>
      <text:p text:style-name="P32"><text:s text:c="2"/>1. First activity</text:p>
      <text:p text:style-name="P32"><text:s text:c="6"/>- first task</text:p>
      <text:p text:style-name="P32"><text:s text:c="6"/>- second task</text:p>
      <text:p text:style-name="P32"><text:s text:c="6"/>- third task</text:p>
      <text:p text:style-name="P32"><text:s text:c="2"/>2. Second activity</text:p>
      <text:p text:style-name="P32"><text:s text:c="6"/>- first task</text:p>
      <text:p text:style-name="P32"><text:s text:c="6"/>- second task</text:p>
      <text:p text:style-name="P32"><text:s text:c="2"/>...</text:p>
      <text:p text:style-name="P29"><text:s text:c="6"/><text:span text:style-name="T6">Acceptance Criteria:</text:span><text:span text:style-name="T14"> car is clean and dry with no streaks or dirt</text:span></text:p>
      <text:p text:style-name="P2"><text:s text:c="6"/><text:span text:style-name="T24">(you can have more than one acceptance criterion)</text:span></text:p>
      <text:p text:style-name="P2"/>
      <text:p text:style-name="P3"><text:span text:style-name="T5">2. Not done in 2020: Write a description of </text:span><text:span text:style-name="T17">your</text:span><text:span text:style-name="T5"> actual software process for programming project.</text:span></text:p>
      <text:p text:style-name="P3"><text:s text:c="5"/><text:span text:style-name="T26">Was it a linear process (like waterfall) or iterative?</text:span></text:p>
      <text:h text:style-name="Heading_20_3" text:outline-level="3">Morning Assignment</text:h>
      <text:p text:style-name="P29">1. Create ID on Github if you don't have one.</text:p>
      <text:p text:style-name="P29">2. Complete Github Info form and submit, if not done <text:span text:style-name="T30">yet</text:span>.</text:p>
      <text:p text:style-name="P29">3. When you get email, join the Github ISP2020 organization</text:p>
      <text:h text:style-name="Heading_20_3" text:outline-level="3">Afternoon</text:h>
      <text:p text:style-name="P29">1. <text:span text:style-name="T11">Using Github</text:span><text:span text:style-name="T18"> slides - example of good profiles.</text:span></text:p>
      <text:p text:style-name="P29"><text:soft-page-break/>2. <text:span text:style-name="T27">Programming Warm-up using Github Classroom: <text:s/>https://classroom.github.com/a/pW0QVFWN</text:span></text:p>
      <text:p text:style-name="P29"><text:tab/><text:span text:style-name="T28">ACTIVATE THE URL</text:span></text:p>
      <text:p text:style-name="P29"><text:span text:style-name="T28"><text:tab/></text:span><text:span text:style-name="T29">PURPOSE IS TO WRITE GOOD QUALITY, READABLE, CORRECT CODE</text:span></text:p>
      <text:p text:style-name="P38"/>
      <text:p text:style-name="P29">3. <text:span text:style-name="T27">Fundamentals online questions (Google Form)</text:span></text:p>
      <text:p text:style-name="Standard"><text:span text:style-name="T27">4. </text:span>Describe Homework Assignment</text:p>
      <text:p text:style-name="Standard"><text:tab/><text:span text:style-name="T30">a) read a chapter about Software Process</text:span></text:p>
      <text:p text:style-name="Standard"><text:tab/><text:span text:style-name="T30">b) answer questions and submit</text:span></text:p>
      <text:h text:style-name="P133" text:outline-level="1">Week 2</text:h>
      <text:h text:style-name="Heading_20_3" text:outline-level="3">Topics</text:h>
      <text:p text:style-name="P35">1. Scrum <text:s/>https://cpske.github.io/ISP/agile/scrum</text:p>
      <text:p text:style-name="P7"><text:tab/><text:span text:style-name="T30">watch: </text:span>https://www.youtube.com/watch?v=XU0llRltyFM</text:p>
      <text:p text:style-name="P5"><text:s text:c="4"/><text:tab/><text:span text:style-name="T30">read: </text:span><text:span text:style-name="T12">Scrum Guide</text:span><text:span text:style-name="T19"> (official) or </text:span><text:span text:style-name="T12">Comprehensive Scrum Guide</text:span><text:span text:style-name="T19"> (Visual Paradigm) - similar</text:span></text:p>
      <text:p text:style-name="P8"><text:tab/>Then answer questions: https://forms.gle/wUCG2FCg3uS31bjz6</text:p>
      <text:p text:style-name="P34">2. Understand Git in Detail</text:p>
      <text:p text:style-name="P34"><text:tab/>Presentation on Git as a graph, branches, labels, etc.</text:p>
      <text:h text:style-name="Heading_20_3" text:outline-level="3">Assignment </text:h>
      <text:p text:style-name="P34">git-commands on Github Classroom</text:p>
      <text:p text:style-name="P6"/>
      <text:h text:style-name="Heading_20_1" text:outline-level="1">Week 3</text:h>
      <text:h text:style-name="Heading_20_3" text:outline-level="3"><text:span text:style-name="T30">Preparation:</text:span> Install netcat or ncat</text:h>
      <text:p text:style-name="P75">netcat (nc) and ncat are tools for exploring any TCP/IP protocol.</text:p>
      <text:p text:style-name="P73">In class you will use them to actually emulate a web server (answer a</text:p>
      <text:p text:style-name="P73">request from a web browser) or a web browser (send an HTTP request).</text:p>
      <text:p text:style-name="P74">netcat may be installed on Linux and Mac OSX as part of the operating system.</text:p>
      <text:p text:style-name="P73">"ncat" is a newer version that claims to have more features, <text:span text:style-name="T30">but they behave almost the same.</text:span> </text:p>
      <text:p text:style-name="P73">Either netcat or ncat is OK.</text:p>
      <text:p text:style-name="P73"><text:tab/>https://nmap.org/ncat/</text:p>
      <text:p text:style-name="P73"><text:tab/>http://netcat.sourceforge.net/</text:p>
      <text:p text:style-name="P34"/>
      <text:p text:style-name="P39">1. Review Software Process from week 1. </text:p>
      <text:p text:style-name="P39"><text:s text:c="4"/><text:span text:style-name="T33">Emphasize requirement for accurate expression in English.</text:span></text:p>
      <text:p text:style-name="P40">2. Review Git commands.</text:p>
      <text:p text:style-name="P40"><text:s text:c="4"/>Q1 - misuse of ``` in many assignments.</text:p>
      <text:p text:style-name="P40"><text:s text:c="4"/>Q4 - incorrect answer for location of Git repo. <text:s/>NOT project1/git. <text:s/>Why didn't you check <text:span text:style-name="T35">it</text:span>?</text:p>
      <text:p text:style-name="P40"><text:s text:c="4"/>Sahadporn - nice use of internal hyperlinks to create a TOC in one file</text:p>
      <text:p text:style-name="P40"/>
      <text:p text:style-name="P34"><text:span text:style-name="T31">2</text:span>. Review Scrum - with <text:span text:style-name="T31">new</text:span> questions</text:p>
      <text:p text:style-name="P39">3. Git without cmd line?</text:p>
      <text:p text:style-name="P39"><text:s text:c="4"/><text:span text:style-name="T11">a. Has anyone taken a quiz from Github Classroom w/o using command line?</text:span></text:p>
      <text:p text:style-name="P19"><text:s text:c="4"/>b. Demo in VS Code. Clone code-warm-up assignment, do it, and push.</text:p>
      <text:p text:style-name="P19"/>
      <text:p text:style-name="P10"><text:span text:style-name="T32">4</text:span>. Intro to HTTP https://cpske.github.io/ISP/web/HTTP.pdf</text:p>
      <text:p text:style-name="P34"><text:span text:style-name="T32">5</text:span>. Exercise: HTTP in Action <text:span text:style-name="T2">https://cpske.github.io/ISP/web/HTTP-in-Action.pdf</text:span></text:p>
      <text:p text:style-name="P10"/>
      <text:h text:style-name="Heading_20_3" text:outline-level="3">Afternoon:</text:h>
      <text:p text:style-name="P34">1. Explain Polls project and its requirements.</text:p>
      <text:p text:style-name="P34">2. Demo project setup on Github</text:p>
      <text:p text:style-name="P34"><text:s text:c="4"/>- <text:span text:style-name="T34">create a wiki</text:span></text:p>
      <text:p text:style-name="P36"><text:s text:c="4"/>- <text:span text:style-name="T34">creating pages in a wiki</text:span></text:p>
      <text:p text:style-name="P34"><text:s text:c="4"/>- <text:span text:style-name="T34">link from README to wiki page: ../../wiki/Requirements</text:span></text:p>
      <text:p text:style-name="P34">3. Remote repositories</text:p>
      <text:p text:style-name="P34"><text:tab/>- <text:span text:style-name="T35">Presentation: Git-Remotes</text:span></text:p>
      <text:p text:style-name="P34"><text:soft-page-break/><text:tab/>- commands for using remotes</text:p>
      <text:p text:style-name="P34"><text:tab/>- changing the URL</text:p>
      <text:p text:style-name="P34"><text:tab/>- branch management and "tracking" branches</text:p>
      <text:p text:style-name="P34">4. Merge &amp; conflict resolution</text:p>
      <text:p text:style-name="P34"><text:tab/>- explain "diff" format</text:p>
      <text:p text:style-name="P34"><text:tab/>- git merge</text:p>
      <text:p text:style-name="P34"><text:tab/>- how conflicts occur</text:p>
      <text:p text:style-name="P34"><text:tab/>- conflict resolution</text:p>
      <text:p text:style-name="P34">5. Merge Practice</text:p>
      <text:p text:style-name="P34"><text:tab/><text:a xlink:type="simple" xlink:href="https://cpske.github.io/ISP/git/Merge-Practice.pdf" text:style-name="Internet_20_link" text:visited-style-name="Visited_20_Internet_20_Link"><text:span text:style-name="T2">https://cpske.github.io/ISP/git/Merge-</text:span></text:a><text:a xlink:type="simple" xlink:href="https://cpske.github.io/ISP/git/Merge-Practice.pdf" text:style-name="Internet_20_link" text:visited-style-name="Visited_20_Internet_20_Link">and-Conflict</text:a><text:a xlink:type="simple" xlink:href="https://cpske.github.io/ISP/git/Merge-Practice.pdf" text:style-name="Internet_20_link" text:visited-style-name="Visited_20_Internet_20_Link"><text:span text:style-name="T2">-Practice.pdf</text:span></text:a></text:p>
      <text:p text:style-name="P34"><text:tab/>need another exercise - HTML home page?</text:p>
      <text:p text:style-name="P34"/>
      <text:h text:style-name="P126" text:outline-level="3">Assignments</text:h>
      <text:p text:style-name="P34">1. Add git remotes section to git commands repo.</text:p>
      <text:p text:style-name="P34"><text:tab/>- first do it on a branch named "git-remotes"</text:p>
      <text:p text:style-name="P34"><text:tab/>- merge the branch and push both branches (git-remotes and master) to Github</text:p>
      <text:p text:style-name="P34">2. Create a "django-polls" repo and add</text:p>
      <text:p text:style-name="P34"><text:tab/>- wiki. <text:s/></text:p>
      <text:p text:style-name="P34"><text:tab/>- Write a Vision Statement in wiki. <text:s/>OK to copy from class vision.</text:p>
      <text:p text:style-name="P34"><text:tab/>- Write Specification of requirements, as a list. <text:s/>Write it yourself.</text:p>
      <text:p text:style-name="P34"><text:tab/> <text:s text:c="2"/>Write a good specification: </text:p>
      <text:p text:style-name="P34"><text:tab/><text:tab/>Clear - concise, simple, precise</text:p>
      <text:p text:style-name="P34"><text:tab/><text:tab/>Single thing - one item is one thing. Don't combine many requirements into one</text:p>
      <text:p text:style-name="P34"><text:tab/><text:tab/>Consistent</text:p>
      <text:p text:style-name="P34"><text:tab/><text:tab/>Unique - avoid overlap in specification</text:p>
      <text:p text:style-name="P34"><text:tab/><text:tab/>Unambiguous</text:p>
      <text:p text:style-name="P34"><text:tab/><text:tab/>Testable</text:p>
      <text:p text:style-name="P34"><text:tab/><text:tab/>Feasible</text:p>
      <text:p text:style-name="P34"><text:tab/><text:tab/>Complete - enough to satisfy the users' requirements</text:p>
      <text:p text:style-name="P37"><text:span text:style-name="T30"><text:tab/> <text:s/></text:span><text:a xlink:type="simple" xlink:href="https://www.informit.com/articles/article.aspx?p=1152528&amp;seqNum=4" text:style-name="Internet_20_link" text:visited-style-name="Visited_20_Internet_20_Link">https://www.informit.com/articles/article.aspx?p=1152528&amp;seqNum=4</text:a></text:p>
      <text:p text:style-name="P34">3. Schedule virtual meeting with TA or instructor to review your specification</text:p>
      <text:p text:style-name="P34"/>
      <text:p text:style-name="P34"/>
      <text:p text:style-name="P10"/>
      <text:h text:style-name="P127" text:outline-level="1"/>
      <text:h text:style-name="P133" text:outline-level="1">Week 4</text:h>
      <text:h text:style-name="Heading_20_3" text:outline-level="3">Morning</text:h>
      <text:p text:style-name="P34">Review</text:p>
      <text:p text:style-name="P34">Quiz</text:p>
      <text:h text:style-name="Heading_20_3" text:outline-level="3">Afternoon</text:h>
      <text:p text:style-name="P41">1. Introduction to Web Servers</text:p>
      <text:p text:style-name="P41">2. Introduction to MVC, Web Request handling, and Django</text:p>
      <text:list xml:id="list1168139624" text:style-name="L1">
        <text:list-item>
          <text:p text:style-name="P101">demo create a Django project</text:p>
        </text:list-item>
        <text:list-item>
          <text:p text:style-name="P101">how to create project inside an existing directory <text:span text:style-name="T38">(since you already have repo on Github)</text:span></text:p>
        </text:list-item>
      </text:list>
      <text:p text:style-name="P41">3. KU Polls Iteration 1</text:p>
      <text:list xml:id="list113148351" text:style-name="L2">
        <text:list-item>
          <text:p text:style-name="P114">Iteration Goal</text:p>
        </text:list-item>
        <text:list-item>
          <text:p text:style-name="P102">Iteration Plan</text:p>
        </text:list-item>
        <text:list-item>
          <text:p text:style-name="P102">Design the UI Pages <text:span text:style-name="T36">&amp; Page Flow</text:span></text:p>
        </text:list-item>
        <text:list-item>
          <text:p text:style-name="P102">Design the Domain Model</text:p>
        </text:list-item>
        <text:list-item>
          <text:p text:style-name="P102">Using a <text:span text:style-name="T36">project</text:span> board - <text:span text:style-name="T36">setup is some work</text:span></text:p>
        </text:list-item>
      </text:list>
      <text:p text:style-name="P41">4. Assignment</text:p>
      <text:list xml:id="list1829324461" text:style-name="L3">
        <text:list-item>
          <text:p text:style-name="P103">Create Iteration Plan in wiki</text:p>
          <text:list>
            <text:list-item>
              <text:p text:style-name="P103">Goal</text:p>
            </text:list-item>
            <text:list-item>
              <text:p text:style-name="P103">Tasks</text:p>
            </text:list-item>
            <text:list-item>
              <text:p text:style-name="P103">Evaluation Criteria</text:p>
            </text:list-item>
          </text:list>
        </text:list-item>
        <text:list-item>
          <text:p text:style-name="P103">Create a project board and add tasks</text:p>
        </text:list-item>
        <text:list-item>
          <text:p text:style-name="P103">Do the work on a branch</text:p>
        </text:list-item>
        <text:list-item>
          <text:p text:style-name="P103">Don't use copy and paste. Type everything yourself. Why?</text:p>
        </text:list-item>
        <text:list-item>
          <text:p text:style-name="P103">When everything works and tests pass, merge into master.</text:p>
        </text:list-item>
        <text:list-item>
          <text:p text:style-name="P103">Push both branches to Github.</text:p>
        </text:list-item>
        <text:list-item>
          <text:p text:style-name="P103">Write a "<text:span text:style-name="T37">Retrospective</text:span>" section in Iteration 1 Plan. Record any useful lessons learned.</text:p>
        </text:list-item>
        <text:list-item>
          <text:p text:style-name="P104">Add any other useful information to your project wiki.</text:p>
          <text:list>
            <text:list-item>
              <text:p text:style-name="P104">Code snippets</text:p>
            </text:list-item>
            <text:list-item>
              <text:p text:style-name="P104">Useful links</text:p>
            </text:list-item>
            <text:list-item>
              <text:p text:style-name="P104">Diagrams, mockups</text:p>
            </text:list-item>
          </text:list>
        </text:list-item>
      </text:list>
      <text:p text:style-name="P42">5. Github Flow</text:p>
      <text:list xml:id="list361130084" text:style-name="L4">
        <text:list-item>
          <text:p text:style-name="P105">Material: https://cpske.github.io/ISP/git/index#github-flow</text:p>
        </text:list-item>
      </text:list>
      <text:list xml:id="list195481788" text:style-name="L5">
        <text:list-item>
          <text:p text:style-name="P106">Questions: https://forms.gle/p9thhCt35dV776U6A</text:p>
        </text:list-item>
      </text:list>
      <text:p text:style-name="P41"/>
      <text:h text:style-name="Heading_20_2" text:outline-level="2">If Time Permits</text:h>
      <text:p text:style-name="P41"><text:span text:style-name="T36">6.</text:span> Review of classes in Python?</text:p>
      <text:p text:style-name="P10"/>
      <text:p text:style-name="P9"/>
      <text:h text:style-name="P128" text:outline-level="1">Week 5</text:h>
      <text:p text:style-name="P78">No class due to substitute Songkran holiday.</text:p>
      <text:p text:style-name="P78">Post instructions for course team project.</text:p>
      <text:p text:style-name="P78"/>
      <text:p text:style-name="P76"/>
      <text:h text:style-name="Heading_20_1" text:outline-level="1"><text:soft-page-break/>Week 6</text:h>
      <text:p text:style-name="P78">1. Review what was learned in the Django tutorial.</text:p>
      <text:p text:style-name="P78"/>
      <text:p text:style-name="P78">2. Intro to database. <text:s/>Brief intro to save time, more later.</text:p>
      <text:list xml:id="list678492577" text:style-name="L6">
        <text:list-item>
          <text:p text:style-name="P115">database stores data in tables</text:p>
        </text:list-item>
        <text:list-item>
          <text:p text:style-name="P115">tables consist of columns (fields) for attributes of a table and rows for entries in the database.</text:p>
        </text:list-item>
        <text:list-item>
          <text:p text:style-name="P116">each column has a <text:span text:style-name="T39">data type</text:span>. <text:s/>SQL has rich set of data types, see:<text:line-break/><text:span text:style-name="T6">https://www.journaldev.com/16774/sql-data-types</text:span><text:line-break/><text:line-break/><text:span text:style-name="T52">(The SQL data types page on w3schools is specific for MySQL and MS SQL Server, not the standard SQL data types.)</text:span></text:p>
        </text:list-item>
        <text:list-item>
          <text:p text:style-name="P115">Sometimes SQL data types don't match data types in Java, Python, etc. <text:s text:c="3"/><text:line-break/>Example: <text:span text:style-name="T6">String or str </text:span><text:span text:style-name="T41">are saved in database as </text:span><text:span text:style-name="T6">CHAR(n)</text:span><text:span text:style-name="T41"> or </text:span><text:span text:style-name="T6">VARCHAR(n), n</text:span><text:span text:style-name="T41"> = size.</text:span><text:span text:style-name="T6"><text:line-break/>float (Python)</text:span><text:span text:style-name="T41"> can be saved as </text:span><text:span text:style-name="T6">FLOAT or DECIMAL(width,decs)</text:span><text:span text:style-name="T41">.</text:span></text:p>
        </text:list-item>
        <text:list-item>
          <text:p text:style-name="P115">Each table has a field designated as <text:span text:style-name="T39">Primary Key</text:span>, that uniquely identifies each row in the table.</text:p>
          <text:list>
            <text:list-item>
              <text:p text:style-name="P115"><text:span text:style-name="T39">Primary Key</text:span> can be anything, but an integer type (SMALLINT, INTEGER, BIGINT) is more efficient. <text:s/>The field is typically named ID, but Django also uses PK as pseudonym.</text:p>
            </text:list-item>
            <text:list-item>
              <text:p text:style-name="P115">Primary Key can be a "meaningful" field such as Student Id (unique, never changes) but usually an "artificial key", meaningless field is preferred, esp. when using ORM.</text:p>
            </text:list-item>
          </text:list>
        </text:list-item>
        <text:list-item>
          <text:p text:style-name="P115">Structured Query Language (SQL) is the standard language for interacting with a database. This makes databases interoperable. <text:s/></text:p>
          <text:list>
            <text:list-item>
              <text:p text:style-name="P115">Unfortunately, many databases don't support <text:span text:style-name="T13">all</text:span><text:span text:style-name="T20"> of SQL or </text:span><text:span text:style-name="T13">all</text:span><text:span text:style-name="T20"> data types (including Sqlite), and some databases use some non-standard syntax (MySQL).</text:span></text:p>
            </text:list-item>
          </text:list>
        </text:list-item>
      </text:list>
      <text:p text:style-name="P81">3. Two kinds of SQL databases to understand:</text:p>
      <text:list xml:id="list2293646113" text:style-name="L7">
        <text:list-item>
          <text:p text:style-name="P117"><text:span text:style-name="T44">Embedded database</text:span><text:span text:style-name="T20"> - the database runs as part of your application. You don't need to configure a server process separately. <text:s/>This is great for development and easy deployment.<text:line-break/>Examples: Sqlite, H2 (Java), HSQLDB (Java)</text:span></text:p>
        </text:list-item>
        <text:list-item>
          <text:p text:style-name="P117"><text:span text:style-name="T44">Client-Server Database</text:span><text:span text:style-name="T20"> - server runs as a separate process, may be on a separate machine. Client connects and interacts using a standard protocol, so servers are interchangeable. <text:line-break/>This means your app (client) may have credentials (login &amp; password) and permissions to access a particular database (the server may serve many databases).<text:line-break/>Examples: MySQL, MariaDB (MySQL clone), PostgreSQL, Oracle</text:span></text:p>
        </text:list-item>
        <text:list-item>
          <text:p text:style-name="P120">Most embedded databases can also be used in client-server mode.</text:p>
        </text:list-item>
      </text:list>
      <text:p text:style-name="P82">Exercise: <text:s/>view the Django database. <text:s/>View the polls tables.</text:p>
      <text:p text:style-name="P84"/>
      <text:p text:style-name="P87">5. Default landing page for polls. <text:s/>What happens when a visitor goes to:</text:p>
      <text:p text:style-name="P83"><text:soft-page-break/>https://yoursite:8000/</text:p>
      <text:p text:style-name="P87">In the polls tutorial they get a "404 Not Found" message.</text:p>
      <text:p text:style-name="P87">Let's send the visitor to polls index page.</text:p>
      <text:p text:style-name="P87">How to do that? <text:s/>There are 2 solutions.</text:p>
      <text:p text:style-name="P83">* path('', polls.views.index)</text:p>
      <text:p text:style-name="P83">* redirect</text:p>
      <text:p text:style-name="P87">To redirect: a) create a views.py in the mysite directory with a redirect:</text:p>
      <text:p text:style-name="P83">from django.shortcuts import redirect</text:p>
      <text:p text:style-name="P83">def index(request):</text:p>
      <text:p text:style-name="P83"><text:s text:c="4"/>"""Redirect to the polls index page"""</text:p>
      <text:p text:style-name="P83"><text:s text:c="4"/>return redirect("polls:index")</text:p>
      <text:p text:style-name="P83"><text:span text:style-name="T41">b) add this to </text:span>urls.py</text:p>
      <text:p text:style-name="P83"><text:s text:c="4"/>from . import views</text:p>
      <text:p text:style-name="P83"><text:s text:c="4"/>urlpatterns = [path('', views.index),</text:p>
      <text:p text:style-name="P83"><text:s text:c="12"/>...</text:p>
      <text:p text:style-name="P88">6. Discuss iteration2</text:p>
      <text:p text:style-name="P88"><text:s text:c="3"/>* Externalize configuration</text:p>
      <text:h text:style-name="P129" text:outline-level="1">Week 7</text:h>
      <text:p text:style-name="P89">1. Testing in Django - <text:span text:style-name="T43">WebTesting.pdf</text:span></text:p>
      <text:p text:style-name="P89">2. Code Coverage - how thorough are your tests? </text:p>
      <text:p text:style-name="P89"><text:span text:style-name="T43">Exercise</text:span>: run coverage on the unit testing assignment from last week.</text:p>
      <text:p text:style-name="P89">Did you <text:span text:style-name="T43">auction_test.py</text:span> cover all the relevant parts of code? <text:s/></text:p>
      <text:p text:style-name="P96">DEMO: <text:s/></text:p>
      <text:p text:style-name="P95">a) run coverage on one student's code.</text:p>
      <text:p text:style-name="P95"><text:s text:c="4"/>coverage run listutil_test.py</text:p>
      <text:p text:style-name="P95"><text:s text:c="4"/>coverage report</text:p>
      <text:p text:style-name="P95"><text:s text:c="4"/>coverage html</text:p>
      <text:p text:style-name="P95"><text:s text:c="4"/>(open index.html in browser)</text:p>
      <text:p text:style-name="P95">b) create a .coveragerc file</text:p>
      <text:p text:style-name="P95"><text:s text:c="4"/>[run]</text:p>
      <text:p text:style-name="P95"><text:s text:c="4"/>branch = True</text:p>
      <text:p text:style-name="P95"><text:s text:c="4"/>omit =</text:p>
      <text:p text:style-name="P95"><text:soft-page-break/><text:tab/>*_test.py</text:p>
      <text:p text:style-name="P79"/>
      <text:p text:style-name="P79"><text:span text:style-name="T54">4</text:span>. Brief int<text:span text:style-name="T53">r</text:span>o to Object-Relational Mapping (ORM).</text:p>
      <text:list xml:id="list1459681201" text:style-name="L8">
        <text:list-item>
          <text:p text:style-name="P118"><text:span text:style-name="T48">Persistence</text:span>: in programming this means retaining data values between executions of a program. <text:s/>It can be to a file, database, or some other form of <text:span text:style-name="T11">non-volatile</text:span><text:span text:style-name="T18"> storage.</text:span></text:p>
        </text:list-item>
        <text:list-item>
          <text:p text:style-name="P118"><text:span text:style-name="T48">Entity</text:span>: a data type that is persisted. The <text:span text:style-name="T11">model classes</text:span><text:span text:style-name="T18"> in MVC design are often </text:span><text:span text:style-name="T11">entities.</text:span><text:span text:style-name="T18"> <text:line-break/>Example: Question and Choice in KU Polls are entities.</text:span></text:p>
        </text:list-item>
        <text:list-item>
          <text:p text:style-name="P118">Our programs are written in O-O languages like Java, Python, or Ruby. <text:s/>In code, the data we want to persist is contained in objects. <text:s/>We want to save (persist) these objects to a database. The way to do that is to map one object to one row in a table.<text:line-break/>Example:</text:p>
        </text:list-item>
      </text:list>
      <text:p text:style-name="P79"><draw:frame text:anchor-type="paragraph" draw:z-index="0" draw:name="Shape1" draw:style-name="gr1" draw:text-style-name="P136" svg:width="1.237in" svg:height="0.7098in" svg:x="1.1909in" svg:y="0.0945in"><draw:text-box><text:p text:style-name="P135"><text:span text:style-name="T77">Question</text:span></text:p><text:p><text:span text:style-name="T43">- id</text:span></text:p><text:p><text:span text:style-name="T43">- question_text</text:span></text:p></draw:text-box></draw:frame><draw:frame text:anchor-type="paragraph" draw:z-index="1" draw:name="Shape2" draw:style-name="gr2" draw:text-style-name="P137" svg:width="2.7606in" svg:height="0.6622in" svg:x="3.6319in" svg:y="0.128in"><draw:text-box><text:p text:style-name="P135"><text:span text:style-name="T6">QUESTIONS table</text:span></text:p><text:p><text:span text:style-name="T6">ID <text:s text:c="9"/>QUESTION_TEXT</text:span></text:p><text:p><text:span text:style-name="T6">INTEGER <text:s text:c="4"/>CHAR(80)</text:span></text:p></draw:text-box></draw:frame></text:p>
      <text:p text:style-name="P79"><draw:line text:anchor-type="paragraph" draw:z-index="2" draw:name="Shape3" draw:style-name="gr3" draw:text-style-name="P135" svg:x1="6.3921in" svg:y1="-0.011in" svg:x2="3.6319in" svg:y2="0.0035in"><text:p/></draw:line><draw:line text:anchor-type="paragraph" draw:z-index="3" draw:name="Shape4" draw:style-name="gr3" draw:text-style-name="P135" svg:x1="4.628in" svg:y1="0.4724in" svg:x2="4.6343in" svg:y2="0.0035in"><text:p/></draw:line><draw:line text:anchor-type="paragraph" draw:z-index="4" draw:name="Shape5" draw:style-name="gr4" draw:text-style-name="P135" svg:x1="2.4929in" svg:y1="0.1327in" svg:x2="3.5736in" svg:y2="0.1264in"><text:p/></draw:line></text:p>
      <text:p text:style-name="P77"/>
      <text:list xml:id="list90811994749975" text:continue-numbering="true" text:style-name="L8">
        <text:list-item>
          <text:p text:style-name="P118">To manage this, instead of writing the low-level code to issue SQL commands to the database, we use a framework that performs <text:span text:style-name="T11">object-relational mapping</text:span><text:span text:style-name="T18">. <text:s/>It maps </text:span><text:span text:style-name="T11">objects</text:span><text:span text:style-name="T18"> to </text:span><text:span text:style-name="T11">rows</text:span><text:span text:style-name="T18"> in a </text:span><text:span text:style-name="T11">relational database</text:span><text:span text:style-name="T18">.</text:span></text:p>
        </text:list-item>
        <text:list-item>
          <text:p text:style-name="P121">ORM needs to provide the 4 basic database operations:</text:p>
          <text:list>
            <text:list-item>
              <text:p text:style-name="P118"><text:span text:style-name="T45">Create</text:span><text:span text:style-name="T18"> - </text:span><text:span text:style-name="T21">save</text:span><text:span text:style-name="T22"> an object to the database</text:span></text:p>
            </text:list-item>
            <text:list-item>
              <text:p text:style-name="P118"><text:span text:style-name="T46">Retrieve</text:span><text:span text:style-name="T22"> - recreate an object from data in a database</text:span></text:p>
            </text:list-item>
            <text:list-item>
              <text:p text:style-name="P118"><text:span text:style-name="T46">Update</text:span><text:span text:style-name="T22"> - update the saved data for an object already persisted to database</text:span></text:p>
            </text:list-item>
            <text:list-item>
              <text:p text:style-name="P122"><text:span text:style-name="T47">Delete</text:span><text:span text:style-name="T23"> - delete object from database</text:span></text:p>
            </text:list-item>
          </text:list>
        </text:list-item>
        <text:list-item>
          <text:p text:style-name="P118"><text:span text:style-name="T43">Retrieve</text:span> is the most complex of the CRUD operations. <text:s/>It has 2 forms:</text:p>
        </text:list-item>
      </text:list>
      <text:list xml:id="list2894218260" text:style-name="L9">
        <text:list-item>
          <text:list>
            <text:list-item>
              <text:p text:style-name="P119"><text:span text:style-name="T43">Retrieve by id</text:span>. <text:span text:style-name="T6">q = Question.objects.get(id)</text:span> <text:s/>this is easy. Returns one object.</text:p>
            </text:list-item>
            <text:list-item>
              <text:p text:style-name="P119"><text:span text:style-name="T43">Query by expression</text:span>. <text:s/>More complex, and queries can be chained together:<text:line-break/><text:span text:style-name="T6">question_list = Question.objects.filter(pub_date_lte=today)<text:line-break/>first_question = question_list.first()</text:span></text:p>
            </text:list-item>
          </text:list>
        </text:list-item>
      </text:list>
      <text:list xml:id="list1888752384" text:style-name="L10">
        <text:list-item>
          <text:p text:style-name="P123">Every "entity" in Django is a subclass of <text:span text:style-name="T43">models.Model</text:span>. <text:s/>The Model class provides CRUD operations to all subclasses:<text:line-break/><text:span text:style-name="T6">save()</text:span> - save or update an object in database<text:line-break/><text:span text:style-name="T6">delete()</text:span> - delete this object from database (but it's still in Python, with id = None)<text:line-break/><text:span text:style-name="T6">objects.all()</text:span> - retrieve all objects. <text:s/>Try to avoid using this.<text:line-break/><text:span text:style-name="T6">objects.get(id=n)</text:span> - get one entity having given id, or <text:span text:style-name="T53">any specified</text:span> attribute.<text:line-break/><text:span text:style-name="T6">objects.filter(</text:span><text:span text:style-name="T48">expression</text:span><text:span text:style-name="T8">)</text:span><text:span text:style-name="T18"> - get a </text:span><text:span text:style-name="T8">QuerySet</text:span><text:span text:style-name="T18"> that can be chained and manipulated lazily.</text:span></text:p>
        </text:list-item>
      </text:list>
      <text:p text:style-name="P85"><text:span text:style-name="T43">Exercise:</text:span> <text:s/><text:span text:style-name="T6">assignment/week6/orm_practice.odt</text:span> <text:s/>(Copy to Google Docs)</text:p>
      <text:h text:style-name="P130" text:outline-level="1"><text:soft-page-break/>Week 8</text:h>
      <text:p text:style-name="Standard"><text:span text:style-name="T64">1</text:span>. Code quality <text:s/><text:span text:style-name="T6">ISP/code-quality</text:span></text:p>
      <text:p text:style-name="P90"><text:s text:c="4"/><text:span text:style-name="T60">Code quality has many aspects. Today we look at one or two: coding style &amp; coding conventions,<text:line-break/> <text:s text:c="3"/>documenting code, and ?</text:span></text:p>
      <text:p text:style-name="P90"><text:s text:c="4"/><text:span text:style-name="T60">Go over the use of docstrings and how to document params, returns, exceptions.</text:span></text:p>
      <text:p text:style-name="P90"><text:s text:c="4"/><text:span text:style-name="T60">See: <text:s/></text:span><text:a xlink:type="simple" xlink:href="https://cpske.github.io/ISP/automation/travis-demo-project/" text:style-name="Internet_20_link" text:visited-style-name="Visited_20_Internet_20_Link"><text:span text:style-name="T60">https://realpython.com/documenting-python-code/</text:span></text:a></text:p>
      <text:p text:style-name="P90"><text:s text:c="4"/><text:span text:style-name="T60">Recommendation: </text:span><text:span text:style-name="T40">Don't</text:span><text:span text:style-name="T61"> write parameter types in docstrings. Use Type Hints instead.</text:span></text:p>
      <text:p text:style-name="P90"><text:span text:style-name="T61"><text:s text:c="4"/></text:span><text:span text:style-name="T40">Don't</text:span><text:span text:style-name="T61"> do like this: </text:span><text:a xlink:type="simple" xlink:href="https://www.datacamp.com/community/tutorials/docstrings-python" text:style-name="Internet_20_link" text:visited-style-name="Visited_20_Internet_20_Link"><text:span text:style-name="T61">https://www.datacamp.com/community/tutorials/docstrings-python</text:span></text:a></text:p>
      <text:p text:style-name="Standard"><text:span text:style-name="T64">2</text:span>. Tools to check code quality.</text:p>
      <text:p text:style-name="P90"><text:s text:c="5"/><text:span text:style-name="T60">Demo using </text:span><text:span text:style-name="T9">flake8</text:span><text:span text:style-name="T60"> and </text:span><text:span text:style-name="T9">pylint --load-plugins pylint_django</text:span></text:p>
      <text:p text:style-name="P91"><text:s text:c="5"/><text:span text:style-name="T63">1. bank_account.py and money.py</text:span></text:p>
      <text:p text:style-name="P100"><text:s text:c="6"/>- use VS Code</text:p>
      <text:p text:style-name="P97"><text:s text:c="5"/>- after "pylint money.py" and fixing errors,</text:p>
      <text:p text:style-name="P97"><text:s text:c="6"/>suppress warning about protected members using .pylintrc</text:p>
      <text:p text:style-name="P33"><text:s text:c="5"/># .pylintrc</text:p>
      <text:p text:style-name="P33"><text:s text:c="5"/>[run]</text:p>
      <text:p text:style-name="P86"><text:s text:c="5"/>disable = W0212</text:p>
      <text:p text:style-name="P98"><text:span text:style-name="T62"><text:s text:c="4"/>Use a per-project config file (by priority): <text:s/></text:span><text:span text:style-name="T10">tox.ini, setup.cfg, </text:span><text:span text:style-name="T42">or</text:span><text:span text:style-name="T10"> .flake8</text:span><text:span text:style-name="T62"> </text:span></text:p>
      <text:p text:style-name="P99"><text:s text:c="5"/><text:span text:style-name="T62">[flake8]</text:span></text:p>
      <text:p text:style-name="P99"><text:s text:c="5"/><text:span text:style-name="T62">exclude = migrations</text:span></text:p>
      <text:p text:style-name="P92"><text:s text:c="4"/><text:span text:style-name="T64">Student Exercise:</text:span></text:p>
      <text:p text:style-name="P93"><text:s text:c="4"/><text:span text:style-name="T64">Run pylint and flake8 on listutil.py (the unit-testing assignment on Github). <text:s/></text:span></text:p>
      <text:p text:style-name="P94"><text:s text:c="4"/>Fix everything. "push" to Github</text:p>
      <text:p text:style-name="P54"><text:s text:c="4"/>2. <text:span text:style-name="T64">(Optional) </text:span>Try flake8 on some student KU Polls project code.</text:p>
      <text:p text:style-name="P54"><text:s text:c="4"/>My flake8 has the flake8-pydocstyle extension, so it checks Docstring comments.</text:p>
      <text:p text:style-name="P91"/>
      <text:p text:style-name="P91">Article: https://simpleisbetterthancomplex.com/packages/2016/08/05/flake8.html <text:line-break/><text:span text:style-name="T62">(but his example is incomplete. You need to install python-coveralls and probably don't want it in your requirements.txt file. <text:s/>Also, the "coveralls" command FAILED when I used it. Bad import in the Python code.)</text:span></text:p>
      <text:p text:style-name="Standard">3. Team Project description of Iteration 1.</text:p>
      <text:p text:style-name="Standard"><text:span text:style-name="T64">4</text:span>. Test automation using Continuous Integration. <text:s/><text:span text:style-name="T64">ISP/automation/index</text:span></text:p>
      <text:p text:style-name="P13"><text:s text:c="5"/><text:span text:style-name="T64">Exercise:</text:span></text:p>
      <text:p text:style-name="P13"><text:tab/>https://cpske.github.io/ISP/automation/travis-demo-project</text:p>
      <text:p text:style-name="P13"><text:tab/>https://cpske.github.io/ISP/automation/demo-pyci.zip</text:p>
      <text:p text:style-name="P13"><text:tab/>https://cpske.github.io/ISP/assignment/week<text:span text:style-name="T55">8</text:span>/ci-travis</text:p>
      <text:p text:style-name="P80"/>
      <text:p text:style-name="P90"/>
      <text:p text:style-name="Standard">5. Agile</text:p>
      <text:p text:style-name="Standard"><text:soft-page-break/></text:p>
      <text:p text:style-name="P44">Assignments</text:p>
      <text:p text:style-name="Standard"><text:span text:style-name="T64">1. </text:span>Assignment for Code Checking</text:p>
      <text:p text:style-name="P43"><text:s text:c="4"/><text:span text:style-name="T66">1.1 </text:span>Read <text:span text:style-name="T59">this a</text:span>rticle on Real Python https://realpython.com/python-code-quality/</text:p>
      <text:p text:style-name="P43"><text:s text:c="4"/><text:span text:style-name="T66">1.2</text:span> Look at the <text:span text:style-name="T16">complete</text:span><text:span text:style-name="T56"> list of Python tools on Github -- you may want to use some!<text:line-break/> <text:s text:c="3"/>It is important to know what is available, so read the whole page.</text:span></text:p>
      <text:p text:style-name="P52"><text:s text:c="4"/>https://github.com/vintasoftware/python-linters-and-code-analysis</text:p>
      <text:p text:style-name="P43"><text:span text:style-name="T56"><text:s text:c="4"/></text:span><text:span text:style-name="T57">1.3</text:span><text:span text:style-name="T56"> </text:span><text:span text:style-name="T57">A</text:span><text:span text:style-name="T56">pply flake8 to your </text:span><text:span text:style-name="T58">KU Polls</text:span><text:span text:style-name="T56"> code </text:span><text:span text:style-name="T57">&amp; correct the code </text:span><text:span text:style-name="T56">until </text:span><text:span text:style-name="T57">flake8</text:span><text:span text:style-name="T56"> doesn't complain about anything.<text:line-break/> <text:s text:c="3"/>Is is OK to create a flake8 config file to ignore </text:span><text:span text:style-name="T57">1-2</text:span><text:span text:style-name="T56"> checks for which you have a </text:span><text:span text:style-name="T16">good reason</text:span><text:span text:style-name="T56">,</text:span></text:p>
      <text:p text:style-name="P52"><text:s text:c="4"/>but not OK to add ignores because you are too lazy to revise the code. <text:span text:style-name="T66">Try to avoid using ignores.</text:span></text:p>
      <text:p text:style-name="P52"><text:s text:c="4"/>Do <text:span text:style-name="T11">not</text:span> add <text:span text:style-name="T66">code </text:span>comments to code to skip checking <text:span text:style-name="T66">(</text:span># noqa<text:span text:style-name="T66">)</text:span></text:p>
      <text:p text:style-name="P52"/>
      <text:p text:style-name="P53"><text:span text:style-name="T66">2</text:span>. Add docstring comments to all your methods. <text:s/><text:span text:style-name="T66">Flake8 will require it to pass.</text:span></text:p>
      <text:p text:style-name="P44"/>
      <text:p text:style-name="P67"><text:span text:style-name="T66">3. </text:span>CI Assignment - <text:span text:style-name="T49">KU Polls</text:span></text:p>
      <text:h text:style-name="Heading_20_1" text:outline-level="1">Week 9</text:h>
      <text:p text:style-name="P62">1. <text:span text:style-name="T66">Code Quality and Refactoring.</text:span></text:p>
      <text:p text:style-name="P62">A goal for developers is to write "good code". <text:s/>What is "good code"? <text:s/></text:p>
      <text:p text:style-name="P55"><text:s text:c="3"/></text:p>
      <text:p text:style-name="P61">Wikipedia, Best Coding Practices: https://en.wikipedia.org/wiki/Best_coding_practices</text:p>
      <text:p text:style-name="P60">but "best" seems to be based on consensus. <text:s/>What is the underlying justification?</text:p>
      <text:p text:style-name="P60"/>
      <text:p text:style-name="P20">Let's Follow This Reasoning</text:p>
      <text:p text:style-name="P60"/>
      <text:p text:style-name="P60">"What do customers/users want from software?" (the goals of development)</text:p>
      <text:p text:style-name="P60">==&gt; <text:s/>"What characteristics of software development help meet those goals?"</text:p>
      <text:p text:style-name="P60"><text:s text:c="8"/>==&gt; What specific principles and practices align with those characteristics?</text:p>
      <text:p text:style-name="P60"><text:s text:c="14"/>==&gt; What visible metrics or characteristics of code reflect these principles and practices?</text:p>
      <text:p text:style-name="P60"/>
      <text:p text:style-name="P60">What are the <text:span text:style-name="T65">goals of development?</text:span></text:p>
      <text:p text:style-name="P60"/>
      <text:p text:style-name="P60">DEPENDS ON THE SOFTWARE</text:p>
      <text:p text:style-name="P46"><text:span text:style-name="T65">A. </text:span>Short lifetime, single user or internal use, cost of errors is minor:</text:p>
      <text:p text:style-name="P20">Done quickly</text:p>
      <text:p text:style-name="P20">Low cost</text:p>
      <text:p text:style-name="P63"/>
      <text:p text:style-name="P45"><text:span text:style-name="T65">B. </text:span>COTS or online service used by many:</text:p>
      <text:p text:style-name="P20">Easy to use</text:p>
      <text:p text:style-name="P20">Reliable</text:p>
      <text:p text:style-name="P21">Secure</text:p>
      <text:p text:style-name="P20">No errors (usually not 1st priority)</text:p>
      <text:p text:style-name="P20">Maintainable, "fixable"</text:p>
      <text:p text:style-name="P20">Cost-effective for the value it provides</text:p>
      <text:p text:style-name="P20">Acceptable time to market</text:p>
      <text:p text:style-name="P56"/>
      <text:p text:style-name="P15">2. Intro to Refactoring.</text:p>
      <text:p text:style-name="P15"><text:tab/>https://cpske.github.io/ISP/refactoring/Refactoring.pdf</text:p>
      <text:p text:style-name="P15"><text:tab/>Reading resources: https://se.cpe.ku.ac.th/doc/books/refactoring/</text:p>
      <text:p text:style-name="P15">3. Refactoring Exercise</text:p>
      <text:p text:style-name="P15"><text:tab/>https://github.com/ISP19/pizzashop</text:p>
      <text:p text:style-name="P50"><text:soft-page-break/>Review</text:p>
      <text:p text:style-name="P64">1. Review CI. <text:s/></text:p>
      <text:p text:style-name="P65"><text:span text:style-name="T43">Assignment:</text:span> </text:p>
      <text:p text:style-name="P65">movie-rental refactoring problem.</text:p>
      <text:p text:style-name="P57"/>
      <text:h text:style-name="P131" text:outline-level="1">Week 10</text:h>
      <text:list xml:id="list600795277" text:style-name="L11">
        <text:list-item>
          <text:p text:style-name="P124">Written midterm scores released. Will discuss next week. Overall scores were good.</text:p>
        </text:list-item>
        <text:list-item>
          <text:p text:style-name="P125">Django testing scores released very soon.</text:p>
        </text:list-item>
        <text:list-item>
          <text:p text:style-name="P125"><text:span text:style-name="T67">Is this a</text:span> bug that flake8 does not detect? </text:p>
        </text:list-item>
      </text:list>
      <text:p text:style-name="Code">class Todo(models.Model):</text:p>
      <text:p text:style-name="Code"><text:s text:c="4"/>description = models.CharField('Description', max_length=80)</text:p>
      <text:p text:style-name="Code"/>
      <text:p text:style-name="Code"><text:s text:c="4"/>def __str__(self):</text:p>
      <text:p text:style-name="Code"><text:s text:c="8"/>return self.description <text:s text:c="3"/><text:span text:style-name="T67">&lt;-- should return string</text:span></text:p>
      <text:p text:style-name="P23"><text:span text:style-name="T67">4</text:span>. Authentication in Django</text:p>
      <text:p text:style-name="P23"><text:tab/>https://cpske.github.io/ISP/authentication/Authentication-and-Authorization.pdf</text:p>
      <text:p text:style-name="P23"><text:tab/>https://cpske.github.io/ISP/django/authentication</text:p>
      <text:p text:style-name="P23"><text:span text:style-name="T67">5</text:span>. Assignment: <text:span text:style-name="T50">KU Polls Iteration 3</text:span><text:span text:style-name="T67">: </text:span>add authentication to Django Polls</text:p>
      <text:p text:style-name="P23"><text:tab/>Implement User Stories 1-4 and 7 described in the class material for this week.</text:p>
      <text:p text:style-name="P23"><text:tab/>Use a new branch named "auth" for this work.</text:p>
      <text:p text:style-name="P23"><text:tab/>User Story #7 is just a UI change and should be easy.</text:p>
      <text:p text:style-name="P23"><text:tab/>Test your work. <text:s/>When it is correct, merge back into master.</text:p>
      <text:p text:style-name="P17"><text:span text:style-name="T67">6</text:span>. Domain modeling using UML</text:p>
      <text:p text:style-name="P17"><text:tab/>https://www.scaledagileframework.com/domain-modeling/</text:p>
      <text:h text:style-name="P131" text:outline-level="1"/>
      <text:h text:style-name="P131" text:outline-level="1">Week 11 <text:span text:style-name="T67">(26 Oct)</text:span></text:h>
      <text:p text:style-name="P108">Discussion</text:p>
      <text:p text:style-name="P109">- Future class meetings: 1/2 day instead of all day?</text:p>
      <text:p text:style-name="P109"><text:s text:c="3"/>- Some weeks morning, some weeks afternoon</text:p>
      <text:p text:style-name="P109"><text:s text:c="3"/>- Need to extend morning session to 3 hours</text:p>
      <text:p text:style-name="P109">- Agile assignment on Google Classroom: 0 points for Q1 - Q3</text:p>
      <text:p text:style-name="P109">- Review midterm today</text:p>
      <text:p text:style-name="P109">- Dangerous bug in VS Code - update.</text:p>
      <text:p text:style-name="P109">https://secureteam.co.uk/news/vulnerabilities/visual-studio-rce-vulnerability-patched/</text:p>
      <text:p text:style-name="P109">https://www.helpnetsecurity.com/2020/10/19/magento-visual-studio-code-users-you-need-to-patch/</text:p>
      <text:p text:style-name="P108">CVE-2020-17023</text:p>
      <text:p text:style-name="P108">https://portal.msrc.microsoft.com/en-US/security-guidance/advisory/CVE-2020-17023</text:p>
      <text:p text:style-name="P109"/>
      <text:p text:style-name="P51">Review</text:p>
      <text:p text:style-name="P72">- Movie Rental assignment</text:p>
      <text:p text:style-name="P72"><text:s text:c="4"/>- common mistakes, esp. sequential coupling (temporary field)</text:p>
      <text:p text:style-name="P72">- Projects</text:p>
      <text:p text:style-name="P72"><text:s text:c="4"/>- Branches are NOT using Github Flow. They don't make sense to me.</text:p>
      <text:p text:style-name="P72"><text:tab/><text:span text:style-name="T76">JIX</text:span></text:p>
      <text:p text:style-name="P72"><text:tab/><text:tab/><text:span text:style-name="T75">models</text:span></text:p>
      <text:p text:style-name="P72"><text:soft-page-break/><text:tab/><text:tab/><text:span text:style-name="T75">report</text:span></text:p>
      <text:p text:style-name="P72"><text:tab/><text:tab/><text:span text:style-name="T75">tests</text:span></text:p>
      <text:p text:style-name="P72"><text:tab/><text:tab/><text:span text:style-name="T75">views</text:span></text:p>
      <text:p text:style-name="P72"><text:tab/><text:span text:style-name="T76">TELLING</text:span></text:p>
      <text:p text:style-name="P72"><text:tab/><text:tab/><text:span text:style-name="T75">Login-page<text:tab/>not using naming convention, not a feature</text:span></text:p>
      <text:p text:style-name="P72"><text:tab/><text:tab/><text:span text:style-name="T75">homepage, homepage2 <text:s/>- why? <text:s/>names not very descriptive</text:span></text:p>
      <text:p text:style-name="P72"><text:tab/><text:tab/><text:span text:style-name="T75">model-setup <text:s text:c="3"/>not a feature</text:span></text:p>
      <text:p text:style-name="P72"><text:tab/><text:span text:style-name="T76">Tutoring App (TEWMA-project)</text:span></text:p>
      <text:p text:style-name="P72"><text:tab/><text:tab/><text:span text:style-name="T75">django-test</text:span></text:p>
      <text:p text:style-name="P72"><text:tab/><text:tab/><text:span text:style-name="T75">django-views</text:span></text:p>
      <text:p text:style-name="P72"><text:tab/><text:tab/><text:span text:style-name="T75">django-modelAndAdmin</text:span></text:p>
      <text:p text:style-name="P72"/>
      <text:p text:style-name="P72"><text:tab/><text:span text:style-name="T76">ku-hub</text:span></text:p>
      <text:p text:style-name="P72"><text:tab/><text:tab/><text:span text:style-name="T75">allauth-basic <text:s/>OK</text:span></text:p>
      <text:p text:style-name="P72"><text:tab/><text:tab/><text:span text:style-name="T75">blog-tutorial <text:s text:c="2"/>OK</text:span></text:p>
      <text:p text:style-name="P72"><text:tab/><text:tab/><text:span text:style-name="T75">blog-model <text:s text:c="3"/>not OK</text:span></text:p>
      <text:p text:style-name="P72"><text:tab/><text:tab/><text:span text:style-name="T75">initialize <text:s text:c="8"/>not OK</text:span></text:p>
      <text:p text:style-name="P72"/>
      <text:p text:style-name="P72"><text:s text:c="4"/>- Prioritize features</text:p>
      <text:p text:style-name="P72"><text:s text:c="4"/>- Demos</text:p>
      <text:p text:style-name="P72">- <text:span text:style-name="T73">Closing Issues</text:span></text:p>
      <text:p text:style-name="P72"><text:s text:c="4"/>- <text:span text:style-name="T73">You should write a reason.</text:span></text:p>
      <text:p text:style-name="P72"><text:s text:c="6"/><text:span text:style-name="T73">If person who posted issue asked a question, then answer it.</text:span></text:p>
      <text:p text:style-name="P72"><text:s text:c="6"/><text:span text:style-name="T73">If person who posted issue offered a suggestion, acknowledge and either</text:span></text:p>
      <text:p text:style-name="P72"><text:s text:c="6"/><text:span text:style-name="T73">thank him or explain why you didn't use it.</text:span></text:p>
      <text:p text:style-name="P72">- Theme for these few weeks is writing better code</text:p>
      <text:p text:style-name="P72"><text:s text:c="5"/>- characteristics of good code</text:p>
      <text:p text:style-name="P72"><text:s text:c="5"/>- coding style</text:p>
      <text:p text:style-name="P72"><text:s text:c="5"/>- style checking tools, which also find hidden bugs</text:p>
      <text:p text:style-name="P72"><text:s text:c="5"/>- refactoring</text:p>
      <text:p text:style-name="P72"><text:s text:c="5"/>- type hints for Python and why they improve code (today)</text:p>
      <text:p text:style-name="P66"/>
      <text:p text:style-name="P112">0. Refactor Projects</text:p>
      <text:p text:style-name="P112"><text:s text:c="4"/>* Apartment Rental</text:p>
      <text:p text:style-name="P112"><text:s text:c="4"/>* Covid Tracker <text:s/>- UserInfo model</text:p>
      <text:p text:style-name="P66">1. More refactoring, with practice.</text:p>
      <text:p text:style-name="P66"><text:s text:c="4"/><text:span text:style-name="T72">* Movie Rental missing refactorings</text:span></text:p>
      <text:p text:style-name="P66"><text:s text:c="4"/><text:span text:style-name="T72">* Adding a factory</text:span></text:p>
      <text:p text:style-name="P66"><text:s text:c="4"/><text:span text:style-name="T72">* </text:span></text:p>
      <text:p text:style-name="P66">2. Properties as encapsulation.</text:p>
      <text:p text:style-name="P17"><text:span text:style-name="T70">3</text:span>. Logging</text:p>
      <text:p text:style-name="P17"><text:tab/>https://cpske.github.io/ISP/logging/Logging.pdf</text:p>
      <text:p text:style-name="P17"><text:tab/>https://cpske.github.io/ISP/logging/logging-practice</text:p>
      <text:p text:style-name="P27"><text:span text:style-name="T71">4</text:span>. Static and dynamic typ<text:span text:style-name="T71">ing and type checking</text:span>. </text:p>
      <text:p text:style-name="P27"><text:tab/>https://cpske.github.io/ISP/code-quality/Type-Checking.pdf</text:p>
      <text:p text:style-name="P27"><text:span text:style-name="T71">5</text:span>. Typing, type hints, and type checking in Python.</text:p>
      <text:p text:style-name="P27"><text:tab/>https://realpython.com/python-type-checking/</text:p>
      <text:p text:style-name="P27"/>
      <text:p text:style-name="P17"/>
      <text:p text:style-name="P48">Quiz</text:p>
      <text:p text:style-name="P66">1. Agile principles and practices. Includes PAD Tips.</text:p>
      <text:p text:style-name="P66"><text:soft-page-break/>2. UML class diagram</text:p>
      <text:p text:style-name="P66">3. Fix some code not using coding style guide.</text:p>
      <text:p text:style-name="P66">4. Suggest refactoring?</text:p>
      <text:p text:style-name="P17"/>
      <text:p text:style-name="P48">Project Demos - <text:span text:style-name="T74">Guidelines</text:span></text:p>
      <text:p text:style-name="P68"/>
      <text:p text:style-name="P68"><text:span text:style-name="T74">E</text:span>veryone <text:span text:style-name="T74">in class </text:span>is expected to read the project proposal and README first,</text:p>
      <text:p text:style-name="P68">so don't waste time describing what your project is about.</text:p>
      <text:p text:style-name="P68"><text:s text:c="4"/>a) what you have done so far</text:p>
      <text:p text:style-name="P68"><text:s text:c="4"/>b) demo the app -- best if it is deployed in cloud so everyone can use</text:p>
      <text:p text:style-name="P68"><text:s text:c="4"/>c) interesting technology you learned</text:p>
      <text:p text:style-name="P68"><text:s text:c="4"/>d) process improvements (or changes) made</text:p>
      <text:p text:style-name="P68"><text:s text:c="4"/>e) what you're implementing now or coming iteration</text:p>
      <text:p text:style-name="P68"/>
      <text:p text:style-name="P69">Length: <text:s/>10-15 minutes. <text:s/>Use screen sharing or a live site if you have one.</text:p>
      <text:h text:style-name="P132" text:outline-level="1">Week 12 (2 Nov)</text:h>
      <text:p text:style-name="P25">1. Software Reviews</text:p>
      <text:p text:style-name="P25">2. Code Review Assignment</text:p>
      <text:p text:style-name="P25"><text:tab/>https://cpske.github.io/ISP/assignment/code-review/</text:p>
      <text:p text:style-name="P25">3. Review Checklist, and other project docs on Github</text:p>
      <text:p text:style-name="P25"><text:tab/>https://cpske.github.io/ISP/assignment/week12/team</text:p>
      <text:p text:style-name="P25"/>
      <text:h text:style-name="Heading_20_1" text:outline-level="1">Week 13 <text:span text:style-name="T67">(9 Nov)</text:span></text:h>
      <text:p text:style-name="P25"/>
      <text:p text:style-name="P26"><text:span text:style-name="T68">3</text:span>. The <text:span text:style-name="T68">T</text:span>esting <text:span text:style-name="T68">P</text:span>yramid.</text:p>
      <text:p text:style-name="P26"><text:tab/>https://blog.testproject.io/2019/07/16/set-your-test-automation-goals/</text:p>
      <text:p text:style-name="P26"><text:span text:style-name="T68">5</text:span>. End to end testing using Selenium <text:span text:style-name="T4">(2018: in week 13)</text:span></text:p>
      <text:p text:style-name="P70"><text:span text:style-name="T3"><text:tab/></text:span><text:a xlink:type="simple" xlink:href="https://cpske.github.io/ISP/testing/WebTesting.pdf" text:style-name="Internet_20_link" text:visited-style-name="Visited_20_Internet_20_Link">https://cpske.github.io/ISP/testing/WebTesting.pdf</text:a></text:p>
      <text:p text:style-name="P26"><text:tab/>https://selenium-python.readthedocs.io/</text:p>
      <text:p text:style-name="P49">Assignment</text:p>
      <text:p text:style-name="P25"><text:span text:style-name="T68">S</text:span>chedule a meeting with TA to review progress and project work products. Record feedback from TA in "summary" section of current iteration plan. <text:s/>If TA suggests any specific work, then you create issue(s) for it on Github. <text:s/>Also add to product or iteration backlog if it is substantial.</text:p>
      <text:p text:style-name="P47"/>
      <text:p text:style-name="P47"><text:span text:style-name="T68">Team </text:span>Assignment</text:p>
      <text:p text:style-name="P26">Add Installation instructions to project README. <text:s/>These instructions explain how to install and run your project locally, so that someone else can install and test your app on their computer. <text:s/></text:p>
      <text:p text:style-name="P26"><text:span text:style-name="T68">a) </text:span>Please use a virtualenv in your installation instructions. <text:span text:style-name="T68">Include a requirements.txt</text:span>. <text:s/></text:p>
      <text:p text:style-name="P26"><text:span text:style-name="T68">b) </text:span>You can use virtualenv or pipenv to manage your virtual environments.</text:p>
      <text:p text:style-name="P71">c) Include sample data that someone can import into your app to get started.</text:p>
      <text:p text:style-name="P71">d) <text:span text:style-name="T69">Include a sample .env or .config file for config variable. Name is something like </text:span><text:span text:style-name="T51">sample.env</text:span><text:span text:style-name="T69"> or </text:span><text:span text:style-name="T51">sample.config</text:span><text:span text:style-name="T69">.</text:span></text:p>
      <text:p text:style-name="P25"/>
      <text:h text:style-name="Heading_20_1" text:outline-level="1">Week 14 <text:span text:style-name="T67">(16 Nov)</text:span></text:h>
      <text:p text:style-name="P25"><text:span text:style-name="T70">*</text:span> 12-Factor app by Heroku.</text:p>
      <text:p text:style-name="P25"><text:span text:style-name="T70">*</text:span> Assignment: testing with Selenium</text:p>
      <text:p text:style-name="P25"><text:tab/>https://cpske.github.io/ISP/assignment/selenium/</text:p>
      <text:p text:style-name="P25"><text:soft-page-break/></text:p>
      <text:h text:style-name="Heading_20_1" text:outline-level="1">Week 15 <text:span text:style-name="T67">(25 Nov)</text:span></text:h>
      <text:p text:style-name="P25">1. Review.</text:p>
      <text:p text:style-name="P25">2. Quiz on type inference and type hints, properties in Python.</text:p>
      <text:p text:style-name="P25">3. Assignment: second review with TA</text:p>
      <text:p text:style-name="P25">Schedule another project review with a TA.</text:p>
      <text:p text:style-name="P25">Try to meet with same TA as last review, since he will know what he already suggested your team do.</text:p>
      <text:p text:style-name="P25">i. Explain changes you've made to your process, implementation, deployment, etc., based on TA's previous feedback.</text:p>
      <text:p text:style-name="P25">ii. Summarize progress since last review.</text:p>
      <text:p text:style-name="P25">iii. Demo your work products.</text:p>
      <text:h text:style-name="P107" text:outline-level="1">TAs will offer new feedback and suggestions. As before, record these in the iteration summary, and add specific suggestions for work to issue tracker and product backlog</text:h>
      <text:h text:style-name="Heading_20_1" text:outline-level="1">Unscheduled</text:h>
      <text:p text:style-name="P55">Embrace and Learn from Mistakes</text:p>
      <text:p text:style-name="P55">- "Oops Wall" idea by David Horowitz, CEO of Retrium. <text:s/>Publish, celebrate, and learn from mistakes</text:p>
      <text:p text:style-name="P55">- <text:span text:style-name="T11">5 Keys to Critical Thinking</text:span> (book). <text:s/>One of the keys is "Make Mistakes"; how to use mistakes effectively.</text:p>
      <text:p text:style-name="P55"/>
      <text:p text:style-name="P59">TDD - "Telling" project (Tanapol, Tetach, Arisa, Patthaphon) is using TDD.</text:p>
      <text:p text:style-name="P59"><text:s text:c="10"/>- Tell everyone what is TDD. <text:s/>How do you do it?</text:p>
      <text:p text:style-name="P59"><text:s text:c="10"/>- What are the 3 rules of TDD?</text:p>
      <text:p text:style-name="P59"/>
      <text:p text:style-name="P59">Many Teams wrote iteration 1 goal is "user can create account and login".</text:p>
      <text:p text:style-name="P58">Is this the most important feature? <text:s/>Adds most value to project?</text:p>
      <text:h text:style-name="P134" text:outline-level="1">Old Schedule To Be Revised</text:h>
      <text:h text:style-name="Heading_20_1" text:outline-level="1">Week 5</text:h>
      <text:p text:style-name="P11">1. Review</text:p>
      <text:p text:style-name="P11"><text:tab/>- write good descriptions in pull requests and comments.</text:p>
      <text:p text:style-name="P11"><text:tab/>- commit a complete unit of work, not individual files</text:p>
      <text:p text:style-name="P11"><text:tab/>- text book for upcoming homework and assigned readings</text:p>
      <text:p text:style-name="P11"><text:tab/>- future development plan for Django Polls</text:p>
      <text:p text:style-name="P11">2. Database and ORM</text:p>
      <text:p text:style-name="P11"><text:tab/>https://cpske.github.io/ISP/database/Database-Basics.pdf</text:p>
      <text:p text:style-name="P11"><text:tab/>https://cpske.github.io/ISP/database/Persistence-and-ORM.pdf</text:p>
      <text:p text:style-name="P11">4. Database assignment</text:p>
      <text:p text:style-name="P11"><text:tab/>Install a database browser so you can look at what is in your Django database.</text:p>
      <text:p text:style-name="P11"><text:tab/>Recommended tools (either is ok) are:</text:p>
      <text:p text:style-name="P11"><text:tab/>Sqlitebrowser https://sqlitebrowser.org/</text:p>
      <text:p text:style-name="P11"><text:tab/>DBeaver - free browser/editor for any database. Can draw ER diagrams. Uses Java</text:p>
      <text:p text:style-name="P11"><text:tab/>https://dbeaver.io/</text:p>
      <text:p text:style-name="P11"><text:tab/>Assignment: https://cpske.github.io/ISP/database/database-exercise</text:p>
      <text:p text:style-name="P11">5. Agile Practices and Coding Questions</text:p>
      <text:p text:style-name="P11"><text:tab/>https://cpske.github.io/ISP/assignment/week5/agile-and-coding</text:p>
      <text:p text:style-name="P11"><text:tab/>https://forms.gle/n8rRZcwgrgZfjgZy9</text:p>
      <text:p text:style-name="P11">6. Practice cloning from github - lots of time wasted in previous quiz because students didn't know how to clone a Github repo. <text:s/>Here is a repo to practice cloning:</text:p>
      <text:p text:style-name="P11"><text:tab/>https://classroom.github.com/a/3HT-bi-2</text:p>
      <text:p text:style-name="P11">7. Separate Configuration from Code</text:p>
      <text:p text:style-name="P11"><text:tab/>https://cpske.github.io/ISP/refactoring/Separate-config-from-code.pdf</text:p>
      <text:p text:style-name="P11">8. Assigment - separate configuration from Django code</text:p>
      <text:p text:style-name="P11"><text:tab/>https://cpske.github.io/ISP/assignment/week5/external-config</text:p>
      <text:p text:style-name="P11"/>
      <text:h text:style-name="Heading_20_2" text:outline-level="2">Week 6</text:h>
      <text:p text:style-name="P11">1. Review the Agile Practices and Coding assignment, esp. Q6-Q12. Good naming and commenting is an essential ISP.</text:p>
      <text:p text:style-name="P11">2. Quiz 1 (unit testing) review and feedback .</text:p>
      <text:p text:style-name="P11"><text:tab/>https://cpske.github.io/ISP/assignment/feedback/Quiz1-feedback.pdf</text:p>
      <text:p text:style-name="P11">3. Intro to UML Class Diagram</text:p>
      <text:p text:style-name="P11"><text:tab/>https://cpske.github.io/ISP/uml/UML-Class-Diagram.pdf</text:p>
      <text:p text:style-name="P11"><text:tab/>https://www.youtube.com/watch?v=UI6lqHOVHic</text:p>
      <text:p text:style-name="P11">4. Django Polls Updates</text:p>
      <text:p text:style-name="P11"><text:s text:c="5"/>- fix for no page at "/"</text:p>
      <text:p text:style-name="P11"><text:s text:c="5"/>- using seed data</text:p>
      <text:p text:style-name="P11"><text:s text:c="5"/>- test everything </text:p>
      <text:p text:style-name="P11">5. Intro to Course project.</text:p>
      <text:p text:style-name="P11">6. Midterm topics</text:p>
      <text:p text:style-name="P11"/>
      <text:h text:style-name="Heading_20_2" text:outline-level="2">Week 7</text:h>
      <text:p text:style-name="P12">1. Use Travis CI for automatic testing</text:p>
      <text:p text:style-name="P12"><text:tab/>https://cpske.github.io/ISP/automation/travis-demo-project</text:p>
      <text:p text:style-name="P12"><text:tab/>https://cpske.github.io/ISP/automation/demo-pyci.zip</text:p>
      <text:p text:style-name="P12"><text:soft-page-break/><text:tab/>https://cpske.github.io/ISP/assignment/week7/ci-travis</text:p>
      <text:p text:style-name="P12">2. Research a project idea and write a proposal using template</text:p>
      <text:p text:style-name="P12"><text:s text:c="4"/>Research and write a project proposal. TA and other students will review and comment.</text:p>
      <text:p text:style-name="P12"><text:s text:c="4"/>Project Guidelines:</text:p>
      <text:p text:style-name="P12"><text:tab/>https://drive.google.com/open?id=1OQIOXUDsfB4HsSinwX5jrXCtX89cc2gzPcCCud-k3RY&amp;authuser=1</text:p>
      <text:p text:style-name="P12"><text:s text:c="4"/>a) link to google docs template</text:p>
      <text:p text:style-name="P12"><text:s text:c="4"/>b) link to spreadsheet to submit proposal</text:p>
      <text:p text:style-name="P12"><text:s text:c="4"/>c) spreadsheet of ISP2018 project proposals, for study</text:p>
      <text:p text:style-name="P12"><text:tab/>http://bit.ly/isp2019-template</text:p>
      <text:p text:style-name="P12"><text:tab/>http://bit.ly/isp2018projects</text:p>
      <text:p text:style-name="P12"><text:tab/>http://bit.ly/isp2019projects</text:p>
      <text:p text:style-name="P12">3. Create some good questions based on the PAD book</text:p>
      <text:p text:style-name="P12"><text:tab/></text:p>
      <text:h text:style-name="Heading_20_2" text:outline-level="2">Week 8</text:h>
      <text:p text:style-name="P14">No class this week due to commencement, but there is an assignment</text:p>
      <text:p text:style-name="P14">1. Code Coverage</text:p>
      <text:p text:style-name="P14"><text:s text:c="3"/>Add code coverage analysis to your unittesting project.</text:p>
      <text:p text:style-name="P14"><text:s text:c="3"/>In the example .travis.yml file, "codecov" is invoked in a block named after_success.</text:p>
      <text:p text:style-name="P14"><text:s text:c="2"/>You can choose to invoke "codecov" in the script section instead. (but don't do both)</text:p>
      <text:p text:style-name="P14"><text:s text:c="2"/>What would be the difference between the two?</text:p>
      <text:p text:style-name="P14"><text:tab/>https://cpske.github.io/ISP/testing/code-coverage</text:p>
      <text:p text:style-name="P14"><text:tab/>https://cpske.github.io/ISP/assignment/week8/code-coverage</text:p>
      <text:p text:style-name="P14">2. Project proposal final submission.</text:p>
      <text:p text:style-name="P14"><text:s text:c="4"/>Revise your proposal based on feedback. Complete remaining sections.</text:p>
      <text:p text:style-name="P14"/>
      <text:h text:style-name="Heading_20_2" text:outline-level="2">Week 9</text:h>
      <text:p text:style-name="P14">1. Review continuous integration. <text:s/>CI helps achieve which of the Tips from PAD?</text:p>
      <text:p text:style-name="P14">2. Intro to Refactoring.</text:p>
      <text:p text:style-name="P14"><text:tab/>https://cpske.github.io/ISP/refactoring/Refactoring.pdf</text:p>
      <text:p text:style-name="P14"><text:tab/>Reading resources: https://se.cpe.ku.ac.th/doc/books/refactoring/</text:p>
      <text:p text:style-name="P14">3. Refactoring Exercise</text:p>
      <text:p text:style-name="P14"><text:tab/>https://github.com/ISP19/pizzashop</text:p>
      <text:p text:style-name="P14">4. Feedback on Quiz 2.</text:p>
      <text:p text:style-name="P14"><text:tab/>https://cpske.github.io/ISP/assignment/feedback/Quiz2-feedback.pdf</text:p>
      <text:p text:style-name="P14">5. Feedback and review of midterm</text:p>
      <text:p text:style-name="P14"><text:tab/>https://cpske.github.io/ISP/assignment/feedback/LabExam1-feedback.pdf</text:p>
      <text:p text:style-name="P14">6. Movie Rental Refactoring Example with Code in Java and Python</text:p>
      <text:p text:style-name="P14"><text:tab/>Slides: https://www.cs.colorado.edu/~kena/classes/6448/s05/lectures/lecture19.pdf</text:p>
      <text:p text:style-name="P14"><text:tab/>https://github.com/jbrucker/movierental</text:p>
      <text:p text:style-name="P14">7. Quiz on UML class diagram</text:p>
      <text:p text:style-name="P14"/>
      <text:h text:style-name="Heading_20_2" text:outline-level="2">Week 10</text:h>
      <text:p text:style-name="P16">1. Review UML class diagram quiz</text:p>
      <text:p text:style-name="P16">2. Logging</text:p>
      <text:p text:style-name="P16"><text:tab/>https://cpske.github.io/ISP/logging/Logging.pdf</text:p>
      <text:p text:style-name="P16"><text:tab/>https://cpske.github.io/ISP/logging/logging-practice</text:p>
      <text:p text:style-name="P16">3. Domain modeling using UML</text:p>
      <text:p text:style-name="P16"><text:tab/>https://www.scaledagileframework.com/domain-modeling/</text:p>
      <text:p text:style-name="P16"><text:soft-page-break/>4. Project planning</text:p>
      <text:p text:style-name="P18">In planning your project you need to decide what to do first. We will discuss this in class, but a practical, non-Agile approach would be:</text:p>
      <text:p text:style-name="P18">1. a planning and brain-storming meeting to discover and write down (in brief form) as many requirements as you can. This does not need to be complete. Requirements can be added and deleted later.</text:p>
      <text:p text:style-name="P18">2. Identify major risks. These are typically things you don't knowhow to implement or not sure your idea will work.</text:p>
      <text:p text:style-name="P18"><text:s text:c="4"/>- you want to mitigate these risks as soon as possible,</text:p>
      <text:p text:style-name="P18"><text:s text:c="6"/>by study and creating a proof-of-concept code.</text:p>
      <text:p text:style-name="P18">3. Decide what to do first. <text:s/>Craig Larman and the UP recommend choosing features based on:</text:p>
      <text:p text:style-name="P18"><text:s text:c="5"/>a) central to architecture of the app. <text:s/>These things force you</text:p>
      <text:p text:style-name="P18"><text:s text:c="7"/>to make some architectural design choices, so it's best to</text:p>
      <text:p text:style-name="P18"><text:s text:c="7"/>do them early. And easier to change, if need be.</text:p>
      <text:p text:style-name="P18"><text:s text:c="5"/>b) high "business" value. <text:s/>Important to customer.</text:p>
      <text:p text:style-name="P18"><text:s text:c="5"/>c) high risk.</text:p>
      <text:p text:style-name="P18">4. Create a Domain Model, at least enough to cover the features you decide to implement first.</text:p>
      <text:p text:style-name="P16">5. Submit a UML practice problem (results were pretty poor -- don't do this again)</text:p>
      <text:p text:style-name="P16"/>
      <text:h text:style-name="Heading_20_2" text:outline-level="2">Week 11</text:h>
      <text:p text:style-name="P22"/>
      <text:p text:style-name="P22">3. Assignment: 1 user 1 vote</text:p>
      <text:p text:style-name="P22"><text:tab/>Once you have added authentication to the polls application, try to design and implement User Stories 5 and 6 (1 user 1 vote). <text:s/>This requires a change to the domain model, to keep track of individual user votes. <text:s/>You need a new class to track each user's votes.</text:p>
      <text:h text:style-name="Heading_20_2" text:outline-level="2">Week 12</text:h>
      <text:p text:style-name="P24">1. Software Reviews</text:p>
      <text:p text:style-name="P24">2. Code Review Assignment</text:p>
      <text:p text:style-name="P24"><text:tab/>https://cpske.github.io/ISP/assignment/code-review/</text:p>
      <text:p text:style-name="P24">3. Iteration Plans, Review Checklist, and other project docs on Github</text:p>
      <text:p text:style-name="P24"><text:tab/>https://cpske.github.io/ISP/assignment/week12/team</text:p>
      <text:p text:style-name="P24">4. Quiz on writing UML for a given code</text:p>
      <text:p text:style-name="P24"/>
      <text:h text:style-name="Heading_20_2" text:outline-level="2">Week 13</text:h>
      <text:p text:style-name="P24">1. Properties and encapsulation</text:p>
      <text:p text:style-name="P24"/>
      <text:p text:style-name="P24">2. Static and dynamic type checking. </text:p>
      <text:p text:style-name="P24"><text:tab/>https://cpske.github.io/ISP/code-quality/Type-Checking.pdf</text:p>
      <text:p text:style-name="P24">3. Typing, type hints, and type checking in Python.</text:p>
      <text:p text:style-name="P24"><text:tab/>https://realpython.com/python-type-checking/</text:p>
      <text:p text:style-name="P24">4. Assignment: schedule a meeting with TA to review progress and project work products. Record feedback from TAin "summary" section of current iteration plan. <text:s/>If TA suggests any specific work, then you create issue(s) for it on Github. <text:s/>Also add to product or iteration backlog if it is substantial.</text:p>
      <text:p text:style-name="P24">5. Assignment: Add Installation instructions to project README. <text:s/>These instructions explain how to install and run your project locally, so that someone else can install and test your app on their computer. <text:s/>Please use a virtualenv in your installation instructions. <text:s/>You can use virtualenv or pipenv to manage your virtual environments.</text:p>
      <text:p text:style-name="P24"/>
      <text:h text:style-name="Heading_20_2" text:outline-level="2">Week 14</text:h>
      <text:p text:style-name="P24">1. The testing pyramid.</text:p>
      <text:p text:style-name="P24"><text:soft-page-break/><text:tab/>https://blog.testproject.io/2019/07/16/set-your-test-automation-goals/</text:p>
      <text:p text:style-name="P24">2. End to end testing using Selenium <text:span text:style-name="T4">(2018: in week 13)</text:span></text:p>
      <text:p text:style-name="P28"><text:span text:style-name="T3"><text:tab/></text:span><text:a xlink:type="simple" xlink:href="https://cpske.github.io/ISP/testing/WebTesting.pdf" text:style-name="Internet_20_link" text:visited-style-name="Visited_20_Internet_20_Link">https://cpske.github.io/ISP/testing/WebTesting.pdf</text:a></text:p>
      <text:p text:style-name="P24"><text:tab/>https://selenium-python.readthedocs.io/</text:p>
      <text:p text:style-name="P24">3. 12-Factor app by Heroku.</text:p>
      <text:p text:style-name="P24">4. Assignment: testing with Selenium</text:p>
      <text:p text:style-name="P24"><text:tab/>https://cpske.github.io/ISP/assignment/selenium/</text:p>
      <text:p text:style-name="P24"/>
      <text:h text:style-name="Heading_20_2" text:outline-level="2">Week 15</text:h>
      <text:p text:style-name="P24">1. Review.</text:p>
      <text:p text:style-name="P24">2. Quiz on type inference and type hints, properties in Python.</text:p>
      <text:p text:style-name="P24">3. Assignment: second review with TA</text:p>
      <text:p text:style-name="P24">Schedule another project review with a TA.</text:p>
      <text:p text:style-name="P24">Try to meet with same TA as last review, since he will know what he already suggested your team do.</text:p>
      <text:p text:style-name="P24">i. Explain changes you've made to your process, implementation, deployment, etc., based on TA's previous feedback.</text:p>
      <text:p text:style-name="P24">ii. Summarize progress since last review.</text:p>
      <text:p text:style-name="P24">iii. Demo your work products.</text:p>
      <text:p text:style-name="P24">TAs will offer new feedback and suggestions. As before, record these in the iteration summary, and add specific suggestions for work to issue tracker and product backlo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Kinnari1" svg:font-family="Kinnari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Kinnari" svg:font-family="Kinnari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akaoPGothic" style:font-size-asian="10.5pt" style:language-asian="ja" style:country-asian="JP" style:font-name-complex="Kinnari" style:font-size-complex="16pt" style:language-complex="th" style:country-complex="TH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TakaoPGothic" style:font-size-asian="10.5pt" style:language-asian="ja" style:country-asian="JP" style:font-name-complex="Kinnari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2pt" style:font-name-asian="TakaoPGothic" style:font-family-asian="TakaoPGothic" style:font-family-generic-asian="system" style:font-pitch-asian="variable" style:font-size-asian="14pt" style:font-name-complex="Umpush" style:font-family-complex="Umpush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Kinnari1" style:font-family-complex="Kinnari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Kinnari1" style:font-family-complex="Kinnari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Kinnari1" style:font-family-complex="Kinnari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99in" fo:margin-bottom="0in" loext:contextual-spacing="false"/>
      <style:text-properties fo:color="#000000" fo:font-size="15pt" fo:font-weight="normal" style:font-size-asian="15pt" style:font-weight-asian="normal" style:font-size-complex="15pt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799in" fo:margin-bottom="0.0402in" loext:contextual-spacing="false"/>
      <style:text-properties style:font-name="Liberation Sans" fo:font-family="'Liberation Sans'" style:font-family-generic="swiss" style:font-pitch="variable" fo:font-size="14pt" fo:font-weight="normal" style:font-size-asian="14pt" style:font-weight-asian="normal" style:font-size-complex="14pt" style:font-weight-complex="norm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402in" fo:margin-bottom="0.0598in" loext:contextual-spacing="false"/>
      <style:text-properties fo:color="#000080" fo:font-size="18pt" fo:font-weight="normal" style:font-size-asian="18pt" style:font-weight-asian="normal" style:font-size-complex="18pt" style:font-weight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6346in" style:type="center"/>
          <style:tab-stop style:position="7.2701in" style:type="right"/>
        </style:tab-stops>
      </style:paragraph-properties>
    </style:style>
    <style:style style:name="Code" style:family="paragraph" style:parent-style-name="Text_20_body">
      <style:paragraph-properties fo:margin-top="0in" fo:margin-bottom="0in" loext:contextual-spacing="false" fo:text-align="start" style:justify-single-word="false"/>
      <style:text-properties style:font-name="Courier New" fo:font-family="'Courier New'" style:font-family-generic="modern" style:font-pitch="fixed" fo:font-weight="bold" officeooo:rsid="00532807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25d184" officeooo:paragraph-rsid="0025d184"/>
    </style:style>
    <style:style style:name="MT1" style:family="text">
      <style:text-properties fo:color="#333333" style:font-name="Arial1"/>
    </style:style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tab/><text:span text:style-name="MT1">ISP 2020 Schedule</text:span></text:p>
      </style:header>
      <style:footer>
        <text:p text:style-name="Footer"><text:tab/>- <text:page-number text:select-page="current">18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2T11:14:50.222596920</meta:creation-date>
    <dc:date>2020-10-26T09:08:09.903876849</dc:date>
    <meta:editing-duration>P2DT21H43M9S</meta:editing-duration>
    <meta:editing-cycles>66</meta:editing-cycles>
    <meta:generator>LibreOffice/6.0.7.3$Linux_X86_64 LibreOffice_project/00m0$Build-3</meta:generator>
    <meta:document-statistic meta:table-count="0" meta:image-count="0" meta:object-count="0" meta:page-count="18" meta:paragraph-count="580" meta:word-count="4170" meta:character-count="29102" meta:non-whitespace-character-count="24688"/>
  </office:meta>
</office:document-meta>
</file>